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0.84pt"/>
    </style:style>
    <style:style style:name="co2" style:family="table-column">
      <style:table-column-properties fo:break-before="auto" style:column-width="132.63pt"/>
    </style:style>
    <style:style style:name="co3" style:family="table-column">
      <style:table-column-properties fo:break-before="auto" style:column-width="304.7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1646.2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274.99pt"/>
    </style:style>
    <style:style style:name="co8" style:family="table-column">
      <style:table-column-properties fo:break-before="auto" style:column-width="63.01pt"/>
    </style:style>
    <style:style style:name="co9" style:family="table-column">
      <style:table-column-properties fo:break-before="auto" style:column-width="279.75pt"/>
    </style:style>
    <style:style style:name="co10" style:family="table-column">
      <style:table-column-properties fo:break-before="auto" style:column-width="1286.39pt"/>
    </style:style>
    <style:style style:name="co11" style:family="table-column">
      <style:table-column-properties fo:break-before="auto" style:column-width="1623.29pt"/>
    </style:style>
    <style:style style:name="co12" style:family="table-column">
      <style:table-column-properties fo:break-before="auto" style:column-width="762.49pt"/>
    </style:style>
    <style:style style:name="co13" style:family="table-column">
      <style:table-column-properties fo:break-before="auto" style:column-width="1834.64pt"/>
    </style:style>
    <style:style style:name="co14" style:family="table-column">
      <style:table-column-properties fo:break-before="auto" style:column-width="329.05pt"/>
    </style:style>
    <style:style style:name="co15" style:family="table-column">
      <style:table-column-properties fo:break-before="auto" style:column-width="1445.05pt"/>
    </style:style>
    <style:style style:name="co16" style:family="table-column">
      <style:table-column-properties fo:break-before="auto" style:column-width="97.46pt"/>
    </style:style>
    <style:style style:name="co17" style:family="table-column">
      <style:table-column-properties fo:break-before="auto" style:column-width="537.65pt"/>
    </style:style>
    <style:style style:name="co18" style:family="table-column">
      <style:table-column-properties fo:break-before="auto" style:column-width="1845.84pt"/>
    </style:style>
    <style:style style:name="co19" style:family="table-column">
      <style:table-column-properties fo:break-before="auto" style:column-width="685.9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6pt" fo:break-before="auto" style:use-optimal-row-height="true"/>
    </style:style>
    <style:style style:name="ro3" style:family="table-row">
      <style:table-row-properties style:row-height="43.99pt" fo:break-before="auto" style:use-optimal-row-height="true"/>
    </style:style>
    <style:style style:name="ro4" style:family="table-row">
      <style:table-row-properties style:row-height="204.66pt" fo:break-before="auto" style:use-optimal-row-height="true"/>
    </style:style>
    <style:style style:name="ro5" style:family="table-row">
      <style:table-row-properties style:row-height="108pt" fo:break-before="auto" style:use-optimal-row-height="true"/>
    </style:style>
    <style:style style:name="ro6" style:family="table-row">
      <style:table-row-properties style:row-height="86.66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ro8" style:family="table-row">
      <style:table-row-properties style:row-height="54.65pt" fo:break-before="auto" style:use-optimal-row-height="true"/>
    </style:style>
    <style:style style:name="ro9" style:family="table-row">
      <style:table-row-properties style:row-height="65.31pt" fo:break-before="auto" style:use-optimal-row-height="true"/>
    </style:style>
    <style:style style:name="ro10" style:family="table-row">
      <style:table-row-properties style:row-height="311.3pt" fo:break-before="auto" style:use-optimal-row-height="true"/>
    </style:style>
    <style:style style:name="ro11" style:family="table-row">
      <style:table-row-properties style:row-height="97.3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itware_CMake_seek_cl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node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  <table:table-cell office:value-type="string" calcext:value-type="string">
            <text:p>old_context_list</text:p>
          </table:table-cell>
          <table:table-cell office:value-type="string" calcext:value-type="string">
            <text:p>new_context_list</text:p>
          </table:table-cell>
          <table:table-cell office:value-type="string" calcext:value-type="string">
            <text:p>old_ddg_list</text:p>
          </table:table-cell>
          <table:table-cell office:value-type="string" calcext:value-type="string">
            <text:p>old_static_list</text:p>
          </table:table-cell>
          <table:table-cell office:value-type="string" calcext:value-type="string">
            <text:p>new_ddg_list</text:p>
          </table:table-cell>
          <table:table-cell office:value-type="string" calcext:value-type="string">
            <text:p>new_static_list</text:p>
          </table:table-cell>
          <table:table-cell office:value-type="string" calcext:value-type="string">
            <text:p>clone_log</text:p>
          </table:table-cell>
          <table:table-cell office:value-type="string" calcext:value-type="string">
            <text:p>clone_location</text:p>
          </table:table-cell>
          <table:table-cell office:value-type="string" calcext:value-type="string">
            <text:p>clone_file_name</text:p>
          </table:table-cell>
          <table:table-cell office:value-type="string" calcext:value-type="string">
            <text:p>clone_context_list</text:p>
          </table:table-cell>
          <table:table-cell office:value-type="string" calcext:value-type="string">
            <text:p>clone_ddg_list</text:p>
          </table:table-cell>
          <table:table-cell office:value-type="string" calcext:value-type="string">
            <text:p>clone_static_list</text:p>
          </table:table-cell>
        </table:table-row>
        <table:table-row table:style-name="ro2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UN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6833", "True", "ExpressionStatement", "sprintf ( cp -&gt; ExitExceptionString , \"Signal %d\" , sig )"]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0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0_new.cpp</text:p>
          </table:table-cell>
          <table:table-cell table:number-columns-repeated="2" office:value-type="string" calcext:value-type="string">
            <text:p>[[["int"]]]</text:p>
          </table:table-cell>
          <table:table-cell office:value-type="string" calcext:value-type="string">
            <text:p>[[["kwsysProcess *"], "kwsysProcess *"], [["kwsysProcess *", "ExitException", "kwsysProcess_Exception_Other", "="], "* cp"], [["int"], "int"]]</text:p>
          </table:table-cell>
          <table:table-cell office:value-type="string" calcext:value-type="string">
            <text:p>["\"Signal %d\""]</text:p>
          </table:table-cell>
          <table:table-cell office:value-type="string" calcext:value-type="string">
            <text:p>[[["kwsysProcess *"], "kwsysProcess *"], [["int"], "int"], [["kwsysProcess *", "ProcessResults", "int", "ExitException", "kwsysProcess_Exception_Other", "="], "* * cp"], [["kwsysProcess *", "ProcessResults", "int", "ExitException", "kwsysProcess_Exception_Other", "="], "* idx"], [["kwsysProcess *", "ProcessResults", "int", "ExitException", "kwsysProcess_Exception_Other", "="], "* cp -&gt; ProcessResults"], [["int"], "int"]]</text:p>
          </table:table-cell>
          <table:table-cell office:value-type="string" calcext:value-type="string">
            <text:p>["\"Signal %d\""]</text:p>
          </table:table-cell>
          <table:table-cell office:value-type="string" calcext:value-type="string">
            <text:p>archive_set_error ( &amp; ( a -&gt; archive ) , ARCHIVE_ERRNO_MISC , "bzip decompression failed" )</text:p>
          </table:table-cell>
          <table:table-cell office:value-type="string" calcext:value-type="string">
            <text:p>1621:3:39292:39387</text:p>
          </table:table-cell>
          <table:table-cell office:value-type="string" calcext:value-type="string">
            <text:p>/data/download/CMake/cmake-master/cmake-master/Utilities/cmlibarchive/libarchive/archive_read_support_format_xar.c</text:p>
          </table:table-cell>
          <table:table-cell office:value-type="string" calcext:value-type="string">
            <text:p>[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zip decompression failed\""]</text:p>
          </table:table-cell>
        </table:table-row>
        <table:table-row table:style-name="ro3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UN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130179", "True", "ExpressionStatement", "sprintf ( cp -&gt; ExitExceptionString , \"Signal %d\" , sig )"]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2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2_new.cpp</text:p>
          </table:table-cell>
          <table:table-cell table:number-columns-repeated="2" office:value-type="string" calcext:value-type="string">
            <text:p>[[["int"]]]</text:p>
          </table:table-cell>
          <table:table-cell office:value-type="string" calcext:value-type="string">
            <text:p>[[["kwsysProcess *"], "kwsysProcess *"], [["int"], "int"], [["kwsysProcess *", "ExitException", "kwsysProcess_Exception_Other", "="], "* cp"]]</text:p>
          </table:table-cell>
          <table:table-cell office:value-type="string" calcext:value-type="string">
            <text:p>["\"Signal %d\""]</text:p>
          </table:table-cell>
          <table:table-cell office:value-type="string" calcext:value-type="string">
            <text:p>[[["kwsysProcess *"], "kwsysProcess *"], [["int"], "int"], [["kwsysProcess *", "ProcessResults", "int", "ExitException", "kwsysProcess_Exception_Other", "="], "* * cp"], [["kwsysProcess *", "ProcessResults", "int", "ExitException", "kwsysProcess_Exception_Other", "="], "* idx"], [["kwsysProcess *", "ProcessResults", "int", "ExitException", "kwsysProcess_Exception_Other", "="], "* cp -&gt; ProcessResults"], [["int"], "int"]]</text:p>
          </table:table-cell>
          <table:table-cell office:value-type="string" calcext:value-type="string">
            <text:p>["\"Signal %d\""]</text:p>
          </table:table-cell>
          <table:table-cell office:value-type="string" calcext:value-type="string">
            <text:p>archive_set_error ( &amp; ( a -&gt; archive ) , ARCHIVE_ERRNO_MISC , "bzip decompression failed" )</text:p>
          </table:table-cell>
          <table:table-cell office:value-type="string" calcext:value-type="string">
            <text:p>1621:3:39292:39387</text:p>
          </table:table-cell>
          <table:table-cell office:value-type="string" calcext:value-type="string">
            <text:p>/data/download/CMake/cmake-master/cmake-master/Utilities/cmlibarchive/libarchive/archive_read_support_format_xar.c</text:p>
          </table:table-cell>
          <table:table-cell office:value-type="string" calcext:value-type="string">
            <text:p>[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zip decompression failed\""]</text:p>
          </table:table-cell>
        </table:table-row>
        <table:table-row table:style-name="ro4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UN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475008", "True", "ExpressionStatement", "sprintf ( cp -&gt; ExitExceptionString , \"Signal %d\" , sig )"]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4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4_new.cpp</text:p>
          </table:table-cell>
          <table:table-cell table:number-columns-repeated="2" office:value-type="string" calcext:value-type="string">
            <text:p>[[["int"]]]</text:p>
          </table:table-cell>
          <table:table-cell office:value-type="string" calcext:value-type="string">
            <text:p>[[["kwsysProcess *"], "kwsysProcess *"], [["int"], "int"], [["kwsysProcess *", "ExitException", "kwsysProcess_Exception_Other", "="], "* cp"]]</text:p>
          </table:table-cell>
          <table:table-cell office:value-type="string" calcext:value-type="string">
            <text:p>["\"Signal %d\""]</text:p>
          </table:table-cell>
          <table:table-cell office:value-type="string" calcext:value-type="string">
            <text:p>[[["kwsysProcess *"], "kwsysProcess *"], [["int"], "int"], [["kwsysProcess *", "ProcessResults", "int", "ExitException", "kwsysProcess_Exception_Other", "="], "* * cp"], [["kwsysProcess *", "ProcessResults", "int", "ExitException", "kwsysProcess_Exception_Other", "="], "* idx"], [["kwsysProcess *", "ProcessResults", "int", "ExitException", "kwsysProcess_Exception_Other", "="], "* cp -&gt; ProcessResults"], [["int"], "int"]]</text:p>
          </table:table-cell>
          <table:table-cell office:value-type="string" calcext:value-type="string">
            <text:p>["\"Signal %d\""]</text:p>
          </table:table-cell>
          <table:table-cell office:value-type="string" calcext:value-type="string">
            <text:p>archive_set_error ( &amp; ( a -&gt; archive ) , ARCHIVE_ERRNO_MISC , "bzip decompression failed" )</text:p>
          </table:table-cell>
          <table:table-cell office:value-type="string" calcext:value-type="string">
            <text:p>1621:3:39292:39387</text:p>
          </table:table-cell>
          <table:table-cell office:value-type="string" calcext:value-type="string">
            <text:p>/data/download/CMake/cmake-master/cmake-master/Utilities/cmlibarchive/libarchive/archive_read_support_format_xar.c</text:p>
          </table:table-cell>
          <table:table-cell office:value-type="string" calcext:value-type="string">
            <text:p>[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zip decompression failed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883505", "True", "Statement", ","]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7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7_new.cpp</text:p>
          </table:table-cell>
          <table:table-cell table:number-columns-repeated="2" office:value-type="string" calcext:value-type="string">
            <text:p>[[["struct Curl_easy *", "set", "opt_no_body"]], [["struct Curl_easy *", "set", "include_header"]], [["bool"]], [["!", "Curl_meets_timecondition", "struct Curl_easy *", "struct Curl_easy *", "info", "filetime"]], [["bool"]], [["!", "struct Curl_easy *", "state", "range"]], [["struct Curl_easy *", "set", "timecondition"]]]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snprintf ( buf , BUFSIZE - 1 , "Last-Modified: %s, %02d %s %4d %02d:%02d:%02d GMT\r\n" , Curl_wkday [ tm -&gt; tm_wday ? tm -&gt; tm_wday - 1 : 6 ] , tm -&gt; tm_mday , Curl_month [ tm -&gt; tm_mon ] , tm -&gt; tm_year + 1900 , tm -&gt; tm_hour , tm -&gt; tm_min , tm -&gt; tm_sec )</text:p>
          </table:table-cell>
          <table:table-cell office:value-type="string" calcext:value-type="string">
            <text:p>2134:8:64083:64435</text:p>
          </table:table-cell>
          <table:table-cell office:value-type="string" calcext:value-type="string">
            <text:p>/data/download/CMake/cmake-master/cmake-master/Utilities/cmcurl/lib/ftp.c</text:p>
          </table:table-cell>
          <table:table-cell office:value-type="string" calcext:value-type="string">
            <text:p>[[["CURLcode"]], [["struct Curl_easy *", "set", "opt_no_body"]], [["struct ftp_conn *", "file"]], [["struct Curl_easy *", "set", "get_filetime"]], [["struct Curl_easy *", "info", "filetime", "0", "&gt;="]]]</text:p>
          </table:table-cell>
          <table:table-cell office:value-type="string" calcext:value-type="string">
            <text:p>[[["char *", "char *", "struct Curl_easy *", "state", "buffer", "="], "char *"], [["const struct tm *", "const struct tm *", "&amp;", "buffer", "="], "const struct tm *"]]</text:p>
          </table:table-cell>
          <table:table-cell office:value-type="string" calcext:value-type="string">
            <text:p>["\"Last-Modified: %s, %02d %s %4d %02d:%02d:%02d GMT\\r\\n\"", "1", "1900", "6", "1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67435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malloc of headerbuff failed\n" ) )</text:p>
          </table:table-cell>
          <table:table-cell office:value-type="string" calcext:value-type="string">
            <text:p>655:4:17985:18048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!", "struct Curl_easy *", "state", "headerbuff"]], [["CURLc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malloc of headerbuff failed\\n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67435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malloc of buffer failed\n" ) )</text:p>
          </table:table-cell>
          <table:table-cell office:value-type="string" calcext:value-type="string">
            <text:p>649:4:17802:17861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67435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resolver_init failed\n" ) )</text:p>
          </table:table-cell>
          <table:table-cell office:value-type="string" calcext:value-type="string">
            <text:p>640:4:17550:17606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resolver_init failed\\n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axTLS/%s" , ssl_version ( ) ) ;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axTLS/%s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olfSSL/%s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SecureTransport" ) ;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SecureTransport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GnuTLS/%s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NSS/%s" , NSS_VERSION ) ;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NSS/%s\""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OSSL_PACKAGE ) ;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size = snprintf ( buffer , size , "WinSSL" )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inSSL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521470", "True", "Statement", ","]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3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3_new.cpp</text:p>
          </table:table-cell>
          <table:table-cell table:number-columns-repeated="2" office:value-type="string" calcext:value-type="string">
            <text:p>[[["struct Curl_easy *", "set", "opt_no_body"]], [["struct Curl_easy *", "set", "include_header"]], [["bool"]], [["bool"]], [["!", "struct Curl_easy *", "state", "range"]], [["struct Curl_easy *", "set", "timecondition"]], [["!", "Curl_meets_timecondition", "struct Curl_easy *", "struct Curl_easy *", "info", "filetime"]]]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snprintf ( buf , BUFSIZE - 1 , "Last-Modified: %s, %02d %s %4d %02d:%02d:%02d GMT\r\n" , Curl_wkday [ tm -&gt; tm_wday ? tm -&gt; tm_wday - 1 : 6 ] , tm -&gt; tm_mday , Curl_month [ tm -&gt; tm_mon ] , tm -&gt; tm_year + 1900 , tm -&gt; tm_hour , tm -&gt; tm_min , tm -&gt; tm_sec )</text:p>
          </table:table-cell>
          <table:table-cell office:value-type="string" calcext:value-type="string">
            <text:p>2134:8:64083:64435</text:p>
          </table:table-cell>
          <table:table-cell office:value-type="string" calcext:value-type="string">
            <text:p>/data/download/CMake/cmake-master/cmake-master/Utilities/cmcurl/lib/ftp.c</text:p>
          </table:table-cell>
          <table:table-cell office:value-type="string" calcext:value-type="string">
            <text:p>[[["CURLcode"]], [["struct Curl_easy *", "set", "opt_no_body"]], [["struct ftp_conn *", "file"]], [["struct Curl_easy *", "set", "get_filetime"]], [["struct Curl_easy *", "info", "filetime", "0", "&gt;="]]]</text:p>
          </table:table-cell>
          <table:table-cell office:value-type="string" calcext:value-type="string">
            <text:p>[[["char *", "char *", "struct Curl_easy *", "state", "buffer", "="], "char *"], [["const struct tm *", "const struct tm *", "&amp;", "buffer", "="], "const struct tm *"]]</text:p>
          </table:table-cell>
          <table:table-cell office:value-type="string" calcext:value-type="string">
            <text:p>["\"Last-Modified: %s, %02d %s %4d %02d:%02d:%02d GMT\\r\\n\"", "1", "1900", "6", "1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887193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malloc of headerbuff failed\n" ) )</text:p>
          </table:table-cell>
          <table:table-cell office:value-type="string" calcext:value-type="string">
            <text:p>655:4:17985:18048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!", "struct Curl_easy *", "state", "headerbuff"]], [["CURLc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malloc of headerbuff failed\\n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887193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malloc of buffer failed\n" ) )</text:p>
          </table:table-cell>
          <table:table-cell office:value-type="string" calcext:value-type="string">
            <text:p>649:4:17802:17861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887193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resolver_init failed\n" ) )</text:p>
          </table:table-cell>
          <table:table-cell office:value-type="string" calcext:value-type="string">
            <text:p>640:4:17550:17606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resolver_init failed\\n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axTLS/%s" , ssl_version ( ) ) ;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axTLS/%s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olfSSL/%s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SecureTransport" ) ;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SecureTransport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GnuTLS/%s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NSS/%s" , NSS_VERSION ) ;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NSS/%s\""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OSSL_PACKAGE ) ;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size = snprintf ( buffer , size , "WinSSL" )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inSSL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919794", "True", "Statement", ","]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9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9_new.cpp</text:p>
          </table:table-cell>
          <table:table-cell office:value-type="string" calcext:value-type="string">
            <text:p>[[["struct Curl_easy *", "set", "opt_no_body"]], [["struct Curl_easy *", "set", "include_header"]], [["bool"]], [["bool"]], [["!", "struct Curl_easy *", "state", "range"]], [["struct Curl_easy *", "set", "timecondition"]], [["!", "Curl_meets_timecondition", "struct Curl_easy *", "struct Curl_easy *", "info", "filetime"]]]</text:p>
          </table:table-cell>
          <table:table-cell office:value-type="string" calcext:value-type="string">
            <text:p>[[["struct Curl_easy *", "set", "opt_no_body"]], [["struct Curl_easy *", "set", "include_header"]], [["bool"]], [["!", "Curl_meets_timecondition", "struct Curl_easy *", "struct Curl_easy *", "info", "filetime"]], [["bool"]], [["!", "struct Curl_easy *", "state", "range"]], [["struct Curl_easy *", "set", "timecondition"]]]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snprintf ( buf , BUFSIZE - 1 , "Last-Modified: %s, %02d %s %4d %02d:%02d:%02d GMT\r\n" , Curl_wkday [ tm -&gt; tm_wday ? tm -&gt; tm_wday - 1 : 6 ] , tm -&gt; tm_mday , Curl_month [ tm -&gt; tm_mon ] , tm -&gt; tm_year + 1900 , tm -&gt; tm_hour , tm -&gt; tm_min , tm -&gt; tm_sec )</text:p>
          </table:table-cell>
          <table:table-cell office:value-type="string" calcext:value-type="string">
            <text:p>2134:8:64083:64435</text:p>
          </table:table-cell>
          <table:table-cell office:value-type="string" calcext:value-type="string">
            <text:p>/data/download/CMake/cmake-master/cmake-master/Utilities/cmcurl/lib/ftp.c</text:p>
          </table:table-cell>
          <table:table-cell office:value-type="string" calcext:value-type="string">
            <text:p>[[["CURLcode"]], [["struct Curl_easy *", "set", "opt_no_body"]], [["struct ftp_conn *", "file"]], [["struct Curl_easy *", "set", "get_filetime"]], [["struct Curl_easy *", "info", "filetime", "0", "&gt;="]]]</text:p>
          </table:table-cell>
          <table:table-cell office:value-type="string" calcext:value-type="string">
            <text:p>[[["char *", "char *", "struct Curl_easy *", "state", "buffer", "="], "char *"], [["const struct tm *", "const struct tm *", "&amp;", "buffer", "="], "const struct tm *"]]</text:p>
          </table:table-cell>
          <table:table-cell office:value-type="string" calcext:value-type="string">
            <text:p>["\"Last-Modified: %s, %02d %s %4d %02d:%02d:%02d GMT\\r\\n\"", "1", "1900", "6", "1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31624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malloc of headerbuff failed\n" ) )</text:p>
          </table:table-cell>
          <table:table-cell office:value-type="string" calcext:value-type="string">
            <text:p>655:4:17985:18048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!", "struct Curl_easy *", "state", "headerbuff"]], [["CURLc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malloc of headerbuff failed\\n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31624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malloc of buffer failed\n" ) )</text:p>
          </table:table-cell>
          <table:table-cell office:value-type="string" calcext:value-type="string">
            <text:p>649:4:17802:17861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31624", "True", "ExpressionStatement", "data -&gt; state . headerbuff = malloc ( HEADERSIZE )"]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[["!", "struct Curl_easy *", "state", "buffer"]], [["CURLcode"]]]</text:p>
          </table:table-cell>
          <table:table-cell office:value-type="string" calcext:value-type="string">
            <text:p>[[["struct Curl_easy *", "magic", "CURLEASY_MAGIC_NUMBER", "="], "* data"], [["struct Curl_easy *", "calloc", "1", "="], "struct Curl_easy *"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"\"Error: malloc of buffer failed\\n\""]</text:p>
          </table:table-cell>
          <table:table-cell office:value-type="string" calcext:value-type="string">
            <text:p>DEBUGF ( fprintf ( stderr , "Error: resolver_init failed\n" ) )</text:p>
          </table:table-cell>
          <table:table-cell office:value-type="string" calcext:value-type="string">
            <text:p>640:4:17550:17606</text:p>
          </table:table-cell>
          <table:table-cell office:value-type="string" calcext:value-type="string">
            <text:p>/data/download/CMake/cmake-master/cmake-master/Utilities/cmcurl/lib/url.c</text:p>
          </table:table-cell>
          <table:table-cell office:value-type="string" calcext:value-type="string">
            <text:p>[[["CURLcode"]], [["!", "struct Curl_easy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resolver_init failed\\n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axTLS/%s" , ssl_version ( ) ) ;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axTLS/%s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olfSSL/%s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SecureTransport" ) ;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SecureTransport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GnuTLS/%s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NSS/%s" , NSS_VERSION ) ;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NSS/%s\""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OSSL_PACKAGE ) ;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size = snprintf ( buffer , size , "WinSSL" )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inSSL\""]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59756", "True", "ExpressionStatement", "fprintf ( stderr , \"Couldn't open file '%s' with CreateFile()\\n\" , filename )"]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2" office:value-type="string" calcext:value-type="string">
            <text:p>[[["HANDLE", "INVALID_HANDLE_VALUE", "=="]]]</text:p>
          </table:table-cell>
          <table:table-cell office:value-type="string" calcext:value-type="string">
            <text:p>[[["const char *"], "const char *"]]</text:p>
          </table:table-cell>
          <table:table-cell office:value-type="string" calcext:value-type="string">
            <text:p>["\"Couldn't open file '%s' with CreateFile()\\n\""]</text:p>
          </table:table-cell>
          <table:table-cell office:value-type="string" calcext:value-type="string">
            <text:p>[[["const char *"], "const char *"]]</text:p>
          </table:table-cell>
          <table:table-cell office:value-type="string" calcext:value-type="string">
            <text:p>["\"Couldn't open file '%s' with CreateFile()\\n\""]</text:p>
          </table:table-cell>
          <table:table-cell office:value-type="string" calcext:value-type="string">
            <text:p>archive_set_error ( &amp; ( a -&gt; archive ) , errno , "Failed to FindFirstFile" )</text:p>
          </table:table-cell>
          <table:table-cell office:value-type="string" calcext:value-type="string">
            <text:p>1193:2:31120:31192</text:p>
          </table:table-cell>
          <table:table-cell office:value-type="string" calcext:value-type="string">
            <text:p>/data/download/CMake/cmake-master/cmake-master/Utilities/cmlibarchive/libarchive/archive_match.c</text:p>
          </table:table-cell>
          <table:table-cell office:value-type="string" calcext:value-type="string">
            <text:p>[[["HANDLE", "INVALID_HANDLE_VALUE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ailed to FindFirstFile\""]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59713", "True", "ExpressionStatement", "fprintf ( stderr , \"Couldn't open file mapping with CreateFileMapping()\\n\" )"]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2" office:value-type="string" calcext:value-type="string">
            <text:p>[[["HANDLE", "0", "=="]], [["HANDLE", "INVALID_HANDLE_VALUE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archive_set_error ( &amp; a -&gt; archive , errno , "Can't GetFileInformationByHandle" )</text:p>
          </table:table-cell>
          <table:table-cell office:value-type="string" calcext:value-type="string">
            <text:p>2131:4:59710:59791</text:p>
          </table:table-cell>
          <table:table-cell office:value-type="string" calcext:value-type="string">
            <text:p>/data/download/CMake/cmake-master/cmake-master/Utilities/cmlibarchive/libarchive/archive_read_disk_windows.c</text:p>
          </table:table-cell>
          <table:table-cell office:value-type="string" calcext:value-type="string">
            <text:p>[[["int", "0", "=="]], [["HANDLE", "INVALID_HANDLE_VALUE", "=="]]]</text:p>
          </table:table-cell>
          <table:table-cell office:value-type="string" calcext:value-type="string">
            <text:p>[[["struct archive_read_disk *", "struct archive_read_disk *", "struct archive *", "="], "struct archive_read_disk *"]]</text:p>
          </table:table-cell>
          <table:table-cell office:value-type="string" calcext:value-type="string">
            <text:p>["\"Can't GetFileInformationByHandle\""]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59713", "True", "ExpressionStatement", "fprintf ( stderr , \"Couldn't open file mapping with CreateFileMapping()\\n\" )"]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2" office:value-type="string" calcext:value-type="string">
            <text:p>[[["HANDLE", "0", "=="]], [["HANDLE", "INVALID_HANDLE_VALUE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archive_set_error ( &amp; a -&gt; archive , errno , "Can't CreateFileW" )</text:p>
          </table:table-cell>
          <table:table-cell office:value-type="string" calcext:value-type="string">
            <text:p>2124:4:59508:59574</text:p>
          </table:table-cell>
          <table:table-cell office:value-type="string" calcext:value-type="string">
            <text:p>/data/download/CMake/cmake-master/cmake-master/Utilities/cmlibarchive/libarchive/archive_read_disk_windows.c</text:p>
          </table:table-cell>
          <table:table-cell office:value-type="string" calcext:value-type="string">
            <text:p>[[["HANDLE", "INVALID_HANDLE_VALUE", "=="]], [["HANDLE", "INVALID_HANDLE_VALUE", "=="]]]</text:p>
          </table:table-cell>
          <table:table-cell office:value-type="string" calcext:value-type="string">
            <text:p>[[["struct archive_read_disk *", "struct archive_read_disk *", "struct archive *", "="], "struct archive_read_disk *"]]</text:p>
          </table:table-cell>
          <table:table-cell office:value-type="string" calcext:value-type="string">
            <text:p>["\"Can't CreateFileW\""]</text:p>
          </table:table-cell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59665", "True", "ExpressionStatement", "fprintf ( stderr , \"Couldn't map view of file with MapViewOfFile()\\n\" )"]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2" office:value-type="string" calcext:value-type="string">
            <text:p>[[["LPVOID", "0", "=="]], [["HANDLE", "0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map view of file with MapViewOfFile()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map view of file with MapViewOfFile()\\n\""]</text:p>
          </table:table-cell>
          <table:table-cell office:value-type="string" calcext:value-type="string">
            <text:p>archive_set_error ( &amp; a -&gt; archive , ARCHIVE_ERRNO_MISC , "Failed to initialize PPMd range decorder" )</text:p>
          </table:table-cell>
          <table:table-cell office:value-type="string" calcext:value-type="string">
            <text:p>1501:4:40718:40828</text:p>
          </table:table-cell>
          <table:table-cell office:value-type="string" calcext:value-type="string">
            <text:p>/data/download/CMake/cmake-master/cmake-master/Utilities/cmlibarchive/libarchive/archive_read_support_format_7zip.c</text:p>
          </table:table-cell>
          <table:table-cell office:value-type="string" calcext:value-type="string">
            <text:p>[[["int", "0", "=="]], [["struct _7zip *", "ppmd7_stat", "0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Failed to initialize PPMd range decorder\""]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63364", "True", "ExpressionStatement", "fprintf ( stderr , \"Couldn't open file '%s' with CreateFile()\\n\" , filename )"]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2" office:value-type="string" calcext:value-type="string">
            <text:p>[[["HANDLE", "INVALID_HANDLE_VALUE", "=="]]]</text:p>
          </table:table-cell>
          <table:table-cell office:value-type="string" calcext:value-type="string">
            <text:p>[[["const char *"], "const char *"]]</text:p>
          </table:table-cell>
          <table:table-cell office:value-type="string" calcext:value-type="string">
            <text:p>["\"Couldn't open file '%s' with CreateFile()\\n\""]</text:p>
          </table:table-cell>
          <table:table-cell office:value-type="string" calcext:value-type="string">
            <text:p>[[["const char *"], "const char *"]]</text:p>
          </table:table-cell>
          <table:table-cell office:value-type="string" calcext:value-type="string">
            <text:p>["\"Couldn't open file '%s' with CreateFile()\\n\""]</text:p>
          </table:table-cell>
          <table:table-cell office:value-type="string" calcext:value-type="string">
            <text:p>archive_set_error ( &amp; ( a -&gt; archive ) , errno , "Failed to FindFirstFile" )</text:p>
          </table:table-cell>
          <table:table-cell office:value-type="string" calcext:value-type="string">
            <text:p>1193:2:31120:31192</text:p>
          </table:table-cell>
          <table:table-cell office:value-type="string" calcext:value-type="string">
            <text:p>/data/download/CMake/cmake-master/cmake-master/Utilities/cmlibarchive/libarchive/archive_match.c</text:p>
          </table:table-cell>
          <table:table-cell office:value-type="string" calcext:value-type="string">
            <text:p>[[["HANDLE", "INVALID_HANDLE_VALUE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ailed to FindFirstFile\""]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63321", "True", "ExpressionStatement", "fprintf ( stderr , \"Couldn't open file mapping with CreateFileMapping()\\n\" )"]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2" office:value-type="string" calcext:value-type="string">
            <text:p>[[["HANDLE", "0", "=="]], [["HANDLE", "INVALID_HANDLE_VALUE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archive_set_error ( &amp; a -&gt; archive , errno , "Can't GetFileInformationByHandle" )</text:p>
          </table:table-cell>
          <table:table-cell office:value-type="string" calcext:value-type="string">
            <text:p>2131:4:59710:59791</text:p>
          </table:table-cell>
          <table:table-cell office:value-type="string" calcext:value-type="string">
            <text:p>/data/download/CMake/cmake-master/cmake-master/Utilities/cmlibarchive/libarchive/archive_read_disk_windows.c</text:p>
          </table:table-cell>
          <table:table-cell office:value-type="string" calcext:value-type="string">
            <text:p>[[["int", "0", "=="]], [["HANDLE", "INVALID_HANDLE_VALUE", "=="]]]</text:p>
          </table:table-cell>
          <table:table-cell office:value-type="string" calcext:value-type="string">
            <text:p>[[["struct archive_read_disk *", "struct archive_read_disk *", "struct archive *", "="], "struct archive_read_disk *"]]</text:p>
          </table:table-cell>
          <table:table-cell office:value-type="string" calcext:value-type="string">
            <text:p>["\"Can't GetFileInformationByHandle\""]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63321", "True", "ExpressionStatement", "fprintf ( stderr , \"Couldn't open file mapping with CreateFileMapping()\\n\" )"]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2" office:value-type="string" calcext:value-type="string">
            <text:p>[[["HANDLE", "0", "=="]], [["HANDLE", "INVALID_HANDLE_VALUE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open file mapping with CreateFileMapping()\\n\""]</text:p>
          </table:table-cell>
          <table:table-cell office:value-type="string" calcext:value-type="string">
            <text:p>archive_set_error ( &amp; a -&gt; archive , errno , "Can't CreateFileW" )</text:p>
          </table:table-cell>
          <table:table-cell office:value-type="string" calcext:value-type="string">
            <text:p>2124:4:59508:59574</text:p>
          </table:table-cell>
          <table:table-cell office:value-type="string" calcext:value-type="string">
            <text:p>/data/download/CMake/cmake-master/cmake-master/Utilities/cmlibarchive/libarchive/archive_read_disk_windows.c</text:p>
          </table:table-cell>
          <table:table-cell office:value-type="string" calcext:value-type="string">
            <text:p>[[["HANDLE", "INVALID_HANDLE_VALUE", "=="]], [["HANDLE", "INVALID_HANDLE_VALUE", "=="]]]</text:p>
          </table:table-cell>
          <table:table-cell office:value-type="string" calcext:value-type="string">
            <text:p>[[["struct archive_read_disk *", "struct archive_read_disk *", "struct archive *", "="], "struct archive_read_disk *"]]</text:p>
          </table:table-cell>
          <table:table-cell office:value-type="string" calcext:value-type="string">
            <text:p>["\"Can't CreateFileW\""]</text:p>
          </table:table-cell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063273", "True", "ExpressionStatement", "fprintf ( stderr , \"Couldn't map view of file with MapViewOfFile()\\n\" )"]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2" office:value-type="string" calcext:value-type="string">
            <text:p>[[["LPVOID", "0", "=="]], [["HANDLE", "0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map view of file with MapViewOfFile()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ouldn't map view of file with MapViewOfFile()\\n\""]</text:p>
          </table:table-cell>
          <table:table-cell office:value-type="string" calcext:value-type="string">
            <text:p>archive_set_error ( &amp; a -&gt; archive , ARCHIVE_ERRNO_MISC , "Failed to initialize PPMd range decorder" )</text:p>
          </table:table-cell>
          <table:table-cell office:value-type="string" calcext:value-type="string">
            <text:p>1501:4:40718:40828</text:p>
          </table:table-cell>
          <table:table-cell office:value-type="string" calcext:value-type="string">
            <text:p>/data/download/CMake/cmake-master/cmake-master/Utilities/cmlibarchive/libarchive/archive_read_support_format_7zip.c</text:p>
          </table:table-cell>
          <table:table-cell office:value-type="string" calcext:value-type="string">
            <text:p>[[["int", "0", "=="]], [["struct _7zip *", "ppmd7_stat", "0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Failed to initialize PPMd range decorder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73520", "True", "ExpressionStatement", "ae_id = - 1"]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  <table:table-cell office:value-type="string" calcext:value-type="string">
            <text:p>[[["int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[["int", "-", "1", "=="]], [["int", "ARCHIVE_ENTRY_ACL_TYPE_ACCESS", "=="]], [["int", "ARCHIVE_ENTRY_ACL_TYPE_ACCESS", "=="]], [["int", "~ARCHIVE_ENTRY_ACL_TYPE_NFS4", "&amp;", "ARCHIVE_ENTRY_ACL_TYPE_ACCESS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string" calcext:value-type="string">
            <text:p>[[["struct archive_read_disk *"], "struct archive_read_disk *"]]</text:p>
          </table:table-cell>
          <table:table-cell office:value-type="string" calcext:value-type="string">
            <text:p>["\"Failed to get first ACL entry\""]</text:p>
          </table:table-cell>
          <table:table-cell office:value-type="string" calcext:value-type="string">
            <text:p>archive_set_error ( &amp; a -&gt; archive , ARCHIVE_ERRNO_MISC , "CFDATA incorrect(no MSZIP signature)" )</text:p>
          </table:table-cell>
          <table:table-cell office:value-type="string" calcext:value-type="string">
            <text:p>1618:1:43771:43866</text:p>
          </table:table-cell>
          <table:table-cell office:value-type="string" calcext:value-type="string">
            <text:p>/data/download/CMake/cmake-master/cmake-master/Utilities/cmlibarchive/libarchive/archive_read_support_format_cab.c</text:p>
          </table:table-cell>
          <table:table-cell office:value-type="string" calcext:value-type="string">
            <text:p>[[["ssize_t", "1", "&gt;"]], [["struct cab *", "stream", "next_in", "1", "0x4b", "!="]], [["ssize_t", "0", "&lt;="]], [["struct cab *", "stream", "next_in", "0", "0x43", "!="]], [["int", "1", "=="]], [["struct cab *", "stream", "next_in", "0", "0x4b", "!="]], [["struct cab *", "stream", "next_in", "0", "0x43", "!=", "struct cab *", "stream", "next_in", "1", "0x4b", "!=", "||"]], [["struct cab *", "stream", "next_in", "0", "0x4b", "!="]], [["struct cab *", "stream", "next_in", "0", "0x43", "!="]], [["int", "0", "&gt;"]], [["int", "2", "=="]], [["ssize_t", "int", "&lt;="]], [["int", "1", "=="]], [["struct cab *", "stream", "next_in", "0", "0x4b", "!="]], [["int", "2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CFDATA incorrect(no MSZIP signature)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73520", "True", "ExpressionStatement", "ae_id = - 1"]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  <table:table-cell office:value-type="string" calcext:value-type="string">
            <text:p>[[["int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[["int", "-", "1", "=="]], [["int", "ARCHIVE_ENTRY_ACL_TYPE_ACCESS", "=="]], [["int", "ARCHIVE_ENTRY_ACL_TYPE_ACCESS", "=="]], [["int", "~ARCHIVE_ENTRY_ACL_TYPE_NFS4", "&amp;", "ARCHIVE_ENTRY_ACL_TYPE_ACCESS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string" calcext:value-type="string">
            <text:p>[[["struct archive_read_disk *"], "struct archive_read_disk *"]]</text:p>
          </table:table-cell>
          <table:table-cell office:value-type="string" calcext:value-type="string">
            <text:p>["\"Failed to get first ACL entry\""]</text:p>
          </table:table-cell>
          <table:table-cell office:value-type="string" calcext:value-type="string">
            <text:p>archive_set_error ( &amp; a -&gt; archive , ARCHIVE_ERRNO_FILE_FORMAT , "Truncated RAR file data" )</text:p>
          </table:table-cell>
          <table:table-cell office:value-type="string" calcext:value-type="string">
            <text:p>2328:2:66914:67018</text:p>
          </table:table-cell>
          <table:table-cell office:value-type="string" calcext:value-type="string">
            <text:p>/data/download/CMake/cmake-master/cmake-master/Utilities/cmlibarchive/libarchive/archive_read_support_format_rar.c</text:p>
          </table:table-cell>
          <table:table-cell office:value-type="string" calcext:value-type="string">
            <text:p>[[["!", "rar_br_read_ahead", "struct archive_read *", "struct rar_br *", "1"]], [["!", "rar_br_read_ahead", "struct archive_read *", "struct rar_br *", "8"]], [["!", "rar_br_read_ahead", "struct archive_read *", "struct rar_br *", "3"]], [["!", "rar_br_read_ahead", "struct archive_read *", "struct rar_br *", "8"]], [["!", "rar_br_read_ahead", "struct archive_read *", "struct rar_br *", "7"]], [["!", "rar_br_read_ahead", "struct archive_read *", "struct rar_br *", "1"]], [["!", "rar_br_read_ahead", "struct archive_read *", "struct rar_br *", "4"]], [["!", "rar_br_read_ahead", "struct archive_read *", "struct rar_br *", "7"]], [["!", "rar_br_read_ahead", "struct archive_read *", "struct rar_br *", "7"]], [["!", "rar_br_read_ahead", "struct archive_read *", "struct rar_br *", "3"]], [["!", "rar_br_read_ahead", "struct archive_read *", "struct rar_br *", "4"]], [["unsigned char", "0x20", "&amp;"]], [["int", "18", "=="]], [["unsigned char", "0x40", "&amp;"]], [["struct rar *", "is_ppmd_block", "rar_br_bits", "struct rar_br *", "1", "=", "0", "!="]], [["struct rar *", "is_ppmd_block", "rar_br_bits", "struct rar_br *", "1", "=", "0", "!="]], [["int", "MAX_SYMBOLS", "&lt;"]], [["int", "18", "=="]], [["int", "16", "=="]], [["int", "16", "=="]], [["unsigned char", "int", "1", "-", "0xF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Truncated RAR file data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["\"Can't allocate data for bzip2 decompression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["\"Can't allocate data for gzip decompression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["\"Can't allocate data for lz4 decompression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778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lzma input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input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955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%s compressor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gzip decompressor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MISC , "%s %s" , "Parse error: " , errstr )</text:p>
          </table:table-cell>
          <table:table-cell office:value-type="string" calcext:value-type="string">
            <text:p>1825:2:55526:55616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ace\"", "="], "const char *"], [["const char *", "\"SCHILY.acl.access\"", "="], "const char *"], [["const char *", "\"SCHILY.acl.default\"", "="], "const char *"], [["struct archive_read *"], "struct archive_read *"]]</text:p>
          </table:table-cell>
          <table:table-cell office:value-type="string" calcext:value-type="string">
            <text:p>["\"%s %s\"", "\"Parse error: 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NOMEM , "%s %s" , "Can't allocate memory for " , errstr )</text:p>
          </table:table-cell>
          <table:table-cell office:value-type="string" calcext:value-type="string">
            <text:p>1820:3:55404:55503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default\"", "="], "const char *"], [["const char *", "\"SCHILY.acl.access\"", "="], "const char *"], [["const char *", "\"SCHILY.acl.ace\"", "="], "const char *"], [["struct archive_read *"], "struct archive_read *"]]</text:p>
          </table:table-cell>
          <table:table-cell office:value-type="string" calcext:value-type="string">
            <text:p>["\"%s %s\"", "\"Can't allocate memory for 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981:3:58997:59071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370:3:39334:39408</text:p>
          </table:table-cell>
          <table:table-cell office:value-type="string" calcext:value-type="string">
            <text:p>/data/download/CMake/cmake-master/cmake-master/Utilities/cmlibarchive/libarchive/archive_write_disk_windows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linkpath , archive_string_conversion_charset_name ( sconv ) )</text:p>
          </table:table-cell>
          <table:table-cell office:value-type="string" calcext:value-type="string">
            <text:p>889:3:26335:26509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const char *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gname '%s' to %s" , gname , archive_string_conversion_charset_name ( sconv ) )</text:p>
          </table:table-cell>
          <table:table-cell office:value-type="string" calcext:value-type="string">
            <text:p>871:2:25719:25878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const char *", "NULL", "NULL", "=", "gname", "NULL", "NULL", "="], "gname"], [["struct archive_write *"], "struct archive_write *"]]</text:p>
          </table:table-cell>
          <table:table-cell office:value-type="string" calcext:value-type="string">
            <text:p>["\"Can't translate g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uname '%s' to %s" , uname , archive_string_conversion_charset_name ( sconv ) )</text:p>
          </table:table-cell>
          <table:table-cell office:value-type="string" calcext:value-type="string">
            <text:p>858:2:25223:2538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NULL", "NULL", "=", "gname", "NULL", "NULL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u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pathname '%s' to %s" , path , archive_string_conversion_charset_name ( sconv ) )</text:p>
          </table:table-cell>
          <table:table-cell office:value-type="string" calcext:value-type="string">
            <text:p>845:2:24725:24886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path", "NULL", "NULL", "=", "const char *", "NULL", "NULL", "="], "path"], [["struct archive_string_conv *", "NULL", "="], "struct archive_string_conv *"], [["struct archive_string_conv *", "NULL", "="], "struct archive_string_conv *"], [["struct archive_string_conv *", "struct pax *", "sconv_utf8", "="], "struct archive_string_conv *"], [["struct archive_write *"], "struct archive_write *"]]</text:p>
          </table:table-cell>
          <table:table-cell office:value-type="string" calcext:value-type="string">
            <text:p>["\"Can't translate path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203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hardlink , archive_string_conversion_charset_name ( sconv ) )</text:p>
          </table:table-cell>
          <table:table-cell office:value-type="string" calcext:value-type="string">
            <text:p>608:2:17437:1760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NULL", "="], "struct archive_string_conv *"], [["struct archive_string_conv *", "struct pax *", "sconv_utf8", "="], "struct archive_string_conv *"], [["struct archive_write *"], "struct archive_write *"], [["const char *"], "const char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MISC , "%s %s" , "Parse error: " , errstr )</text:p>
          </table:table-cell>
          <table:table-cell office:value-type="string" calcext:value-type="string">
            <text:p>1825:2:55526:55616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ace\"", "="], "const char *"], [["const char *", "\"SCHILY.acl.access\"", "="], "const char *"], [["const char *", "\"SCHILY.acl.default\"", "="], "const char *"], [["struct archive_read *"], "struct archive_read *"]]</text:p>
          </table:table-cell>
          <table:table-cell office:value-type="string" calcext:value-type="string">
            <text:p>["\"%s %s\"", "\"Parse error: 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NOMEM , "%s %s" , "Can't allocate memory for " , errstr )</text:p>
          </table:table-cell>
          <table:table-cell office:value-type="string" calcext:value-type="string">
            <text:p>1820:3:55404:55503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default\"", "="], "const char *"], [["const char *", "\"SCHILY.acl.access\"", "="], "const char *"], [["const char *", "\"SCHILY.acl.ace\"", "="], "const char *"], [["struct archive_read *"], "struct archive_read *"]]</text:p>
          </table:table-cell>
          <table:table-cell office:value-type="string" calcext:value-type="string">
            <text:p>["\"%s %s\"", "\"Can't allocate memory for 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981:3:58997:59071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370:3:39334:39408</text:p>
          </table:table-cell>
          <table:table-cell office:value-type="string" calcext:value-type="string">
            <text:p>/data/download/CMake/cmake-master/cmake-master/Utilities/cmlibarchive/libarchive/archive_write_disk_windows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linkpath , archive_string_conversion_charset_name ( sconv ) )</text:p>
          </table:table-cell>
          <table:table-cell office:value-type="string" calcext:value-type="string">
            <text:p>889:3:26335:26509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const char *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gname '%s' to %s" , gname , archive_string_conversion_charset_name ( sconv ) )</text:p>
          </table:table-cell>
          <table:table-cell office:value-type="string" calcext:value-type="string">
            <text:p>871:2:25719:25878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const char *", "NULL", "NULL", "=", "gname", "NULL", "NULL", "="], "gname"], [["struct archive_write *"], "struct archive_write *"]]</text:p>
          </table:table-cell>
          <table:table-cell office:value-type="string" calcext:value-type="string">
            <text:p>["\"Can't translate g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uname '%s' to %s" , uname , archive_string_conversion_charset_name ( sconv ) )</text:p>
          </table:table-cell>
          <table:table-cell office:value-type="string" calcext:value-type="string">
            <text:p>858:2:25223:2538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NULL", "NULL", "=", "gname", "NULL", "NULL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u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pathname '%s' to %s" , path , archive_string_conversion_charset_name ( sconv ) )</text:p>
          </table:table-cell>
          <table:table-cell office:value-type="string" calcext:value-type="string">
            <text:p>845:2:24725:24886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path", "NULL", "NULL", "=", "const char *", "NULL", "NULL", "="], "path"], [["struct archive_string_conv *", "NULL", "="], "struct archive_string_conv *"], [["struct archive_string_conv *", "NULL", "="], "struct archive_string_conv *"], [["struct archive_string_conv *", "struct pax *", "sconv_utf8", "="], "struct archive_string_conv *"], [["struct archive_write *"], "struct archive_write *"]]</text:p>
          </table:table-cell>
          <table:table-cell office:value-type="string" calcext:value-type="string">
            <text:p>["\"Can't translate path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109087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hardlink , archive_string_conversion_charset_name ( sconv ) )</text:p>
          </table:table-cell>
          <table:table-cell office:value-type="string" calcext:value-type="string">
            <text:p>608:2:17437:1760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NULL", "="], "struct archive_string_conv *"], [["struct archive_string_conv *", "struct pax *", "sconv_utf8", "="], "struct archive_string_conv *"], [["struct archive_write *"], "struct archive_write *"], [["const char *"], "const char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217293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226192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269177", "True", "ExpressionStatement", "ae_id = - 1"]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  <table:table-cell office:value-type="string" calcext:value-type="string">
            <text:p>[[["int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[["int", "-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string" calcext:value-type="string">
            <text:p>[[["struct archive_read_disk *"], "struct archive_read_disk *"]]</text:p>
          </table:table-cell>
          <table:table-cell office:value-type="string" calcext:value-type="string">
            <text:p>["\"Failed to get first ACL entry\""]</text:p>
          </table:table-cell>
          <table:table-cell office:value-type="string" calcext:value-type="string">
            <text:p>archive_set_error ( &amp; a -&gt; archive , ARCHIVE_ERRNO_MISC , "CFDATA incorrect(no MSZIP signature)" )</text:p>
          </table:table-cell>
          <table:table-cell office:value-type="string" calcext:value-type="string">
            <text:p>1618:1:43771:43866</text:p>
          </table:table-cell>
          <table:table-cell office:value-type="string" calcext:value-type="string">
            <text:p>/data/download/CMake/cmake-master/cmake-master/Utilities/cmlibarchive/libarchive/archive_read_support_format_cab.c</text:p>
          </table:table-cell>
          <table:table-cell office:value-type="string" calcext:value-type="string">
            <text:p>[[["ssize_t", "1", "&gt;"]], [["struct cab *", "stream", "next_in", "1", "0x4b", "!="]], [["ssize_t", "0", "&lt;="]], [["struct cab *", "stream", "next_in", "0", "0x43", "!="]], [["int", "1", "=="]], [["struct cab *", "stream", "next_in", "0", "0x4b", "!="]], [["struct cab *", "stream", "next_in", "0", "0x43", "!=", "struct cab *", "stream", "next_in", "1", "0x4b", "!=", "||"]], [["struct cab *", "stream", "next_in", "0", "0x4b", "!="]], [["struct cab *", "stream", "next_in", "0", "0x43", "!="]], [["int", "0", "&gt;"]], [["int", "2", "=="]], [["ssize_t", "int", "&lt;="]], [["int", "1", "=="]], [["struct cab *", "stream", "next_in", "0", "0x4b", "!="]], [["int", "2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CFDATA incorrect(no MSZIP signature)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269177", "True", "ExpressionStatement", "ae_id = - 1"]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  <table:table-cell office:value-type="string" calcext:value-type="string">
            <text:p>[[["int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[["int", "-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string" calcext:value-type="string">
            <text:p>[[["struct archive_read_disk *"], "struct archive_read_disk *"]]</text:p>
          </table:table-cell>
          <table:table-cell office:value-type="string" calcext:value-type="string">
            <text:p>["\"Failed to get first ACL entry\""]</text:p>
          </table:table-cell>
          <table:table-cell office:value-type="string" calcext:value-type="string">
            <text:p>archive_set_error ( &amp; a -&gt; archive , ARCHIVE_ERRNO_FILE_FORMAT , "Truncated RAR file data" )</text:p>
          </table:table-cell>
          <table:table-cell office:value-type="string" calcext:value-type="string">
            <text:p>2328:2:66914:67018</text:p>
          </table:table-cell>
          <table:table-cell office:value-type="string" calcext:value-type="string">
            <text:p>/data/download/CMake/cmake-master/cmake-master/Utilities/cmlibarchive/libarchive/archive_read_support_format_rar.c</text:p>
          </table:table-cell>
          <table:table-cell office:value-type="string" calcext:value-type="string">
            <text:p>[[["!", "rar_br_read_ahead", "struct archive_read *", "struct rar_br *", "1"]], [["!", "rar_br_read_ahead", "struct archive_read *", "struct rar_br *", "8"]], [["!", "rar_br_read_ahead", "struct archive_read *", "struct rar_br *", "3"]], [["!", "rar_br_read_ahead", "struct archive_read *", "struct rar_br *", "8"]], [["!", "rar_br_read_ahead", "struct archive_read *", "struct rar_br *", "7"]], [["!", "rar_br_read_ahead", "struct archive_read *", "struct rar_br *", "1"]], [["!", "rar_br_read_ahead", "struct archive_read *", "struct rar_br *", "4"]], [["!", "rar_br_read_ahead", "struct archive_read *", "struct rar_br *", "7"]], [["!", "rar_br_read_ahead", "struct archive_read *", "struct rar_br *", "7"]], [["!", "rar_br_read_ahead", "struct archive_read *", "struct rar_br *", "3"]], [["!", "rar_br_read_ahead", "struct archive_read *", "struct rar_br *", "4"]], [["unsigned char", "0x20", "&amp;"]], [["int", "18", "=="]], [["unsigned char", "0x40", "&amp;"]], [["struct rar *", "is_ppmd_block", "rar_br_bits", "struct rar_br *", "1", "=", "0", "!="]], [["struct rar *", "is_ppmd_block", "rar_br_bits", "struct rar_br *", "1", "=", "0", "!="]], [["int", "MAX_SYMBOLS", "&lt;"]], [["int", "18", "=="]], [["int", "16", "=="]], [["int", "16", "=="]], [["unsigned char", "int", "1", "-", "0xF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Truncated RAR file data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["\"Can't allocate data for bzip2 decompression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["\"Can't allocate data for gzip decompression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["\"Can't allocate data for lz4 decompression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5175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lzma input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input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5352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%s compressor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gzip decompressor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MISC , "%s %s" , "Parse error: " , errstr )</text:p>
          </table:table-cell>
          <table:table-cell office:value-type="string" calcext:value-type="string">
            <text:p>1825:2:55526:55616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ace\"", "="], "const char *"], [["const char *", "\"SCHILY.acl.access\"", "="], "const char *"], [["const char *", "\"SCHILY.acl.default\"", "="], "const char *"], [["struct archive_read *"], "struct archive_read *"]]</text:p>
          </table:table-cell>
          <table:table-cell office:value-type="string" calcext:value-type="string">
            <text:p>["\"%s %s\"", "\"Parse error: 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NOMEM , "%s %s" , "Can't allocate memory for " , errstr )</text:p>
          </table:table-cell>
          <table:table-cell office:value-type="string" calcext:value-type="string">
            <text:p>1820:3:55404:55503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default\"", "="], "const char *"], [["const char *", "\"SCHILY.acl.access\"", "="], "const char *"], [["const char *", "\"SCHILY.acl.ace\"", "="], "const char *"], [["struct archive_read *"], "struct archive_read *"]]</text:p>
          </table:table-cell>
          <table:table-cell office:value-type="string" calcext:value-type="string">
            <text:p>["\"%s %s\"", "\"Can't allocate memory for 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981:3:58997:59071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370:3:39334:39408</text:p>
          </table:table-cell>
          <table:table-cell office:value-type="string" calcext:value-type="string">
            <text:p>/data/download/CMake/cmake-master/cmake-master/Utilities/cmlibarchive/libarchive/archive_write_disk_windows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linkpath , archive_string_conversion_charset_name ( sconv ) )</text:p>
          </table:table-cell>
          <table:table-cell office:value-type="string" calcext:value-type="string">
            <text:p>889:3:26335:26509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const char *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gname '%s' to %s" , gname , archive_string_conversion_charset_name ( sconv ) )</text:p>
          </table:table-cell>
          <table:table-cell office:value-type="string" calcext:value-type="string">
            <text:p>871:2:25719:25878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const char *", "NULL", "NULL", "=", "gname", "NULL", "NULL", "="], "gname"], [["struct archive_write *"], "struct archive_write *"]]</text:p>
          </table:table-cell>
          <table:table-cell office:value-type="string" calcext:value-type="string">
            <text:p>["\"Can't translate g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uname '%s' to %s" , uname , archive_string_conversion_charset_name ( sconv ) )</text:p>
          </table:table-cell>
          <table:table-cell office:value-type="string" calcext:value-type="string">
            <text:p>858:2:25223:2538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NULL", "NULL", "=", "gname", "NULL", "NULL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u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pathname '%s' to %s" , path , archive_string_conversion_charset_name ( sconv ) )</text:p>
          </table:table-cell>
          <table:table-cell office:value-type="string" calcext:value-type="string">
            <text:p>845:2:24725:24886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path", "NULL", "NULL", "=", "const char *", "NULL", "NULL", "="], "path"], [["struct archive_string_conv *", "NULL", "="], "struct archive_string_conv *"], [["struct archive_string_conv *", "NULL", "="], "struct archive_string_conv *"], [["struct archive_string_conv *", "struct pax *", "sconv_utf8", "="], "struct archive_string_conv *"], [["struct archive_write *"], "struct archive_write *"]]</text:p>
          </table:table-cell>
          <table:table-cell office:value-type="string" calcext:value-type="string">
            <text:p>["\"Can't translate path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600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hardlink , archive_string_conversion_charset_name ( sconv ) )</text:p>
          </table:table-cell>
          <table:table-cell office:value-type="string" calcext:value-type="string">
            <text:p>608:2:17437:1760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NULL", "="], "struct archive_string_conv *"], [["struct archive_string_conv *", "struct pax *", "sconv_utf8", "="], "struct archive_string_conv *"], [["struct archive_write *"], "struct archive_write *"], [["const char *"], "const char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MISC , "%s %s" , "Parse error: " , errstr )</text:p>
          </table:table-cell>
          <table:table-cell office:value-type="string" calcext:value-type="string">
            <text:p>1825:2:55526:55616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ace\"", "="], "const char *"], [["const char *", "\"SCHILY.acl.access\"", "="], "const char *"], [["const char *", "\"SCHILY.acl.default\"", "="], "const char *"], [["struct archive_read *"], "struct archive_read *"]]</text:p>
          </table:table-cell>
          <table:table-cell office:value-type="string" calcext:value-type="string">
            <text:p>["\"%s %s\"", "\"Parse error: 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NOMEM , "%s %s" , "Can't allocate memory for " , errstr )</text:p>
          </table:table-cell>
          <table:table-cell office:value-type="string" calcext:value-type="string">
            <text:p>1820:3:55404:55503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default\"", "="], "const char *"], [["const char *", "\"SCHILY.acl.access\"", "="], "const char *"], [["const char *", "\"SCHILY.acl.ace\"", "="], "const char *"], [["struct archive_read *"], "struct archive_read *"]]</text:p>
          </table:table-cell>
          <table:table-cell office:value-type="string" calcext:value-type="string">
            <text:p>["\"%s %s\"", "\"Can't allocate memory for 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981:3:58997:59071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370:3:39334:39408</text:p>
          </table:table-cell>
          <table:table-cell office:value-type="string" calcext:value-type="string">
            <text:p>/data/download/CMake/cmake-master/cmake-master/Utilities/cmlibarchive/libarchive/archive_write_disk_windows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linkpath , archive_string_conversion_charset_name ( sconv ) )</text:p>
          </table:table-cell>
          <table:table-cell office:value-type="string" calcext:value-type="string">
            <text:p>889:3:26335:26509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const char *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gname '%s' to %s" , gname , archive_string_conversion_charset_name ( sconv ) )</text:p>
          </table:table-cell>
          <table:table-cell office:value-type="string" calcext:value-type="string">
            <text:p>871:2:25719:25878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const char *", "NULL", "NULL", "=", "gname", "NULL", "NULL", "="], "gname"], [["struct archive_write *"], "struct archive_write *"]]</text:p>
          </table:table-cell>
          <table:table-cell office:value-type="string" calcext:value-type="string">
            <text:p>["\"Can't translate g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uname '%s' to %s" , uname , archive_string_conversion_charset_name ( sconv ) )</text:p>
          </table:table-cell>
          <table:table-cell office:value-type="string" calcext:value-type="string">
            <text:p>858:2:25223:2538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NULL", "NULL", "=", "gname", "NULL", "NULL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u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pathname '%s' to %s" , path , archive_string_conversion_charset_name ( sconv ) )</text:p>
          </table:table-cell>
          <table:table-cell office:value-type="string" calcext:value-type="string">
            <text:p>845:2:24725:24886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path", "NULL", "NULL", "=", "const char *", "NULL", "NULL", "="], "path"], [["struct archive_string_conv *", "NULL", "="], "struct archive_string_conv *"], [["struct archive_string_conv *", "NULL", "="], "struct archive_string_conv *"], [["struct archive_string_conv *", "struct pax *", "sconv_utf8", "="], "struct archive_string_conv *"], [["struct archive_write *"], "struct archive_write *"]]</text:p>
          </table:table-cell>
          <table:table-cell office:value-type="string" calcext:value-type="string">
            <text:p>["\"Can't translate path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26484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], "const char *"], [["const char *", "\"\"", "=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hardlink , archive_string_conversion_charset_name ( sconv ) )</text:p>
          </table:table-cell>
          <table:table-cell office:value-type="string" calcext:value-type="string">
            <text:p>608:2:17437:1760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NULL", "="], "struct archive_string_conv *"], [["struct archive_string_conv *", "struct pax *", "sconv_utf8", "="], "struct archive_string_conv *"], [["struct archive_write *"], "struct archive_write *"], [["const char *"], "const char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415307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424206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455440", "True", "ExpressionStatement", "ae_id = - 1"]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  <table:table-cell office:value-type="string" calcext:value-type="string">
            <text:p>[[["int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[["int", "-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string" calcext:value-type="string">
            <text:p>[[["struct archive_read_disk *"], "struct archive_read_disk *"]]</text:p>
          </table:table-cell>
          <table:table-cell office:value-type="string" calcext:value-type="string">
            <text:p>["\"Failed to get first ACL entry\""]</text:p>
          </table:table-cell>
          <table:table-cell office:value-type="string" calcext:value-type="string">
            <text:p>archive_set_error ( &amp; a -&gt; archive , ARCHIVE_ERRNO_MISC , "CFDATA incorrect(no MSZIP signature)" )</text:p>
          </table:table-cell>
          <table:table-cell office:value-type="string" calcext:value-type="string">
            <text:p>1618:1:43771:43866</text:p>
          </table:table-cell>
          <table:table-cell office:value-type="string" calcext:value-type="string">
            <text:p>/data/download/CMake/cmake-master/cmake-master/Utilities/cmlibarchive/libarchive/archive_read_support_format_cab.c</text:p>
          </table:table-cell>
          <table:table-cell office:value-type="string" calcext:value-type="string">
            <text:p>[[["ssize_t", "1", "&gt;"]], [["struct cab *", "stream", "next_in", "1", "0x4b", "!="]], [["ssize_t", "0", "&lt;="]], [["struct cab *", "stream", "next_in", "0", "0x43", "!="]], [["int", "1", "=="]], [["struct cab *", "stream", "next_in", "0", "0x4b", "!="]], [["struct cab *", "stream", "next_in", "0", "0x43", "!=", "struct cab *", "stream", "next_in", "1", "0x4b", "!=", "||"]], [["struct cab *", "stream", "next_in", "0", "0x4b", "!="]], [["struct cab *", "stream", "next_in", "0", "0x43", "!="]], [["int", "0", "&gt;"]], [["int", "2", "=="]], [["ssize_t", "int", "&lt;="]], [["int", "1", "=="]], [["struct cab *", "stream", "next_in", "0", "0x4b", "!="]], [["int", "2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CFDATA incorrect(no MSZIP signature)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455440", "True", "ExpressionStatement", "ae_id = - 1"]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  <table:table-cell office:value-type="string" calcext:value-type="string">
            <text:p>[[["int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[["int", "-", "1", "=="]], [["int", "~ARCHIVE_ENTRY_ACL_TYPE_NFS4", "&amp;", "ARCHIVE_ENTRY_ACL_TYPE_ACCESS", "=="]], [["int", "ARCHIVE_ENTRY_ACL_TYPE_ACCESS", "=="]], [["int", "ARCHIVE_ENTRY_ACL_TYPE_ACCESS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string" calcext:value-type="string">
            <text:p>[[["struct archive_read_disk *"], "struct archive_read_disk *"]]</text:p>
          </table:table-cell>
          <table:table-cell office:value-type="string" calcext:value-type="string">
            <text:p>["\"Failed to get first ACL entry\""]</text:p>
          </table:table-cell>
          <table:table-cell office:value-type="string" calcext:value-type="string">
            <text:p>archive_set_error ( &amp; a -&gt; archive , ARCHIVE_ERRNO_FILE_FORMAT , "Truncated RAR file data" )</text:p>
          </table:table-cell>
          <table:table-cell office:value-type="string" calcext:value-type="string">
            <text:p>2328:2:66914:67018</text:p>
          </table:table-cell>
          <table:table-cell office:value-type="string" calcext:value-type="string">
            <text:p>/data/download/CMake/cmake-master/cmake-master/Utilities/cmlibarchive/libarchive/archive_read_support_format_rar.c</text:p>
          </table:table-cell>
          <table:table-cell office:value-type="string" calcext:value-type="string">
            <text:p>[[["!", "rar_br_read_ahead", "struct archive_read *", "struct rar_br *", "1"]], [["!", "rar_br_read_ahead", "struct archive_read *", "struct rar_br *", "8"]], [["!", "rar_br_read_ahead", "struct archive_read *", "struct rar_br *", "3"]], [["!", "rar_br_read_ahead", "struct archive_read *", "struct rar_br *", "8"]], [["!", "rar_br_read_ahead", "struct archive_read *", "struct rar_br *", "7"]], [["!", "rar_br_read_ahead", "struct archive_read *", "struct rar_br *", "1"]], [["!", "rar_br_read_ahead", "struct archive_read *", "struct rar_br *", "4"]], [["!", "rar_br_read_ahead", "struct archive_read *", "struct rar_br *", "7"]], [["!", "rar_br_read_ahead", "struct archive_read *", "struct rar_br *", "7"]], [["!", "rar_br_read_ahead", "struct archive_read *", "struct rar_br *", "3"]], [["!", "rar_br_read_ahead", "struct archive_read *", "struct rar_br *", "4"]], [["unsigned char", "0x20", "&amp;"]], [["int", "18", "=="]], [["unsigned char", "0x40", "&amp;"]], [["struct rar *", "is_ppmd_block", "rar_br_bits", "struct rar_br *", "1", "=", "0", "!="]], [["struct rar *", "is_ppmd_block", "rar_br_bits", "struct rar_br *", "1", "=", "0", "!="]], [["int", "MAX_SYMBOLS", "&lt;"]], [["int", "18", "=="]], [["int", "16", "=="]], [["int", "16", "=="]], [["unsigned char", "int", "1", "-", "0xF", "=="]]]</text:p>
          </table:table-cell>
          <table:table-cell office:value-type="string" calcext:value-type="string">
            <text:p>[[["struct archive_read *"], "struct archive_read *"]]</text:p>
          </table:table-cell>
          <table:table-cell office:value-type="string" calcext:value-type="string">
            <text:p>["\"Truncated RAR file data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["\"Can't allocate data for bzip2 decompression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["\"Can't allocate data for gzip decompression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["\"Can't allocate data for lz4 decompression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9062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lzma input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input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9239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%s compressor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gzip decompressor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MISC , "%s %s" , "Parse error: " , errstr )</text:p>
          </table:table-cell>
          <table:table-cell office:value-type="string" calcext:value-type="string">
            <text:p>1825:2:55526:55616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ace\"", "="], "const char *"], [["const char *", "\"SCHILY.acl.access\"", "="], "const char *"], [["const char *", "\"SCHILY.acl.default\"", "="], "const char *"], [["struct archive_read *"], "struct archive_read *"]]</text:p>
          </table:table-cell>
          <table:table-cell office:value-type="string" calcext:value-type="string">
            <text:p>["\"%s %s\"", "\"Parse error: 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NOMEM , "%s %s" , "Can't allocate memory for " , errstr )</text:p>
          </table:table-cell>
          <table:table-cell office:value-type="string" calcext:value-type="string">
            <text:p>1820:3:55404:55503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default\"", "="], "const char *"], [["const char *", "\"SCHILY.acl.access\"", "="], "const char *"], [["const char *", "\"SCHILY.acl.ace\"", "="], "const char *"], [["struct archive_read *"], "struct archive_read *"]]</text:p>
          </table:table-cell>
          <table:table-cell office:value-type="string" calcext:value-type="string">
            <text:p>["\"%s %s\"", "\"Can't allocate memory for 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981:3:58997:59071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370:3:39334:39408</text:p>
          </table:table-cell>
          <table:table-cell office:value-type="string" calcext:value-type="string">
            <text:p>/data/download/CMake/cmake-master/cmake-master/Utilities/cmlibarchive/libarchive/archive_write_disk_windows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linkpath , archive_string_conversion_charset_name ( sconv ) )</text:p>
          </table:table-cell>
          <table:table-cell office:value-type="string" calcext:value-type="string">
            <text:p>889:3:26335:26509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const char *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gname '%s' to %s" , gname , archive_string_conversion_charset_name ( sconv ) )</text:p>
          </table:table-cell>
          <table:table-cell office:value-type="string" calcext:value-type="string">
            <text:p>871:2:25719:25878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const char *", "NULL", "NULL", "=", "gname", "NULL", "NULL", "="], "gname"], [["struct archive_write *"], "struct archive_write *"]]</text:p>
          </table:table-cell>
          <table:table-cell office:value-type="string" calcext:value-type="string">
            <text:p>["\"Can't translate g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uname '%s' to %s" , uname , archive_string_conversion_charset_name ( sconv ) )</text:p>
          </table:table-cell>
          <table:table-cell office:value-type="string" calcext:value-type="string">
            <text:p>858:2:25223:2538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NULL", "NULL", "=", "gname", "NULL", "NULL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u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pathname '%s' to %s" , path , archive_string_conversion_charset_name ( sconv ) )</text:p>
          </table:table-cell>
          <table:table-cell office:value-type="string" calcext:value-type="string">
            <text:p>845:2:24725:24886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path", "NULL", "NULL", "=", "const char *", "NULL", "NULL", "="], "path"], [["struct archive_string_conv *", "NULL", "="], "struct archive_string_conv *"], [["struct archive_string_conv *", "NULL", "="], "struct archive_string_conv *"], [["struct archive_string_conv *", "struct pax *", "sconv_utf8", "="], "struct archive_string_conv *"], [["struct archive_write *"], "struct archive_write *"]]</text:p>
          </table:table-cell>
          <table:table-cell office:value-type="string" calcext:value-type="string">
            <text:p>["\"Can't translate path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487", "True", "Statement", ","]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access\"", "0", "=="]], [["const char *", "0", "'S'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hardlink , archive_string_conversion_charset_name ( sconv ) )</text:p>
          </table:table-cell>
          <table:table-cell office:value-type="string" calcext:value-type="string">
            <text:p>608:2:17437:1760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NULL", "="], "struct archive_string_conv *"], [["struct archive_string_conv *", "struct pax *", "sconv_utf8", "="], "struct archive_string_conv *"], [["struct archive_write *"], "struct archive_write *"], [["const char *"], "const char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MISC , "%s %s" , "Parse error: " , errstr )</text:p>
          </table:table-cell>
          <table:table-cell office:value-type="string" calcext:value-type="string">
            <text:p>1825:2:55526:55616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ace\"", "="], "const char *"], [["const char *", "\"SCHILY.acl.access\"", "="], "const char *"], [["const char *", "\"SCHILY.acl.default\"", "="], "const char *"], [["struct archive_read *"], "struct archive_read *"]]</text:p>
          </table:table-cell>
          <table:table-cell office:value-type="string" calcext:value-type="string">
            <text:p>["\"%s %s\"", "\"Parse error: 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NOMEM , "%s %s" , "Can't allocate memory for " , errstr )</text:p>
          </table:table-cell>
          <table:table-cell office:value-type="string" calcext:value-type="string">
            <text:p>1820:3:55404:55503</text:p>
          </table:table-cell>
          <table:table-cell office:value-type="string" calcext:value-type="string">
            <text:p>/data/download/CMake/cmake-master/cmake-master/Utilities/cmlibarchive/libarchive/archive_read_support_format_tar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\"SCHILY.acl.default\"", "="], "const char *"], [["const char *", "\"SCHILY.acl.access\"", "="], "const char *"], [["const char *", "\"SCHILY.acl.ace\"", "="], "const char *"], [["struct archive_read *"], "struct archive_read *"]]</text:p>
          </table:table-cell>
          <table:table-cell office:value-type="string" calcext:value-type="string">
            <text:p>["\"%s %s\"", "\"Can't allocate memory for 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981:3:58997:59071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errno , "Can't stat existing object" )</text:p>
          </table:table-cell>
          <table:table-cell office:value-type="string" calcext:value-type="string">
            <text:p>1370:3:39334:39408</text:p>
          </table:table-cell>
          <table:table-cell office:value-type="string" calcext:value-type="string">
            <text:p>/data/download/CMake/cmake-master/cmake-master/Utilities/cmlibarchive/libarchive/archive_write_disk_windows.c</text:p>
          </table:table-cell>
          <table:table-cell office:value-type="string" calcext:value-type="string">
            <text:p>[[["int", "0", "!="]], [["int", "EEXIST", "=="]]]</text:p>
          </table:table-cell>
          <table:table-cell office:value-type="string" calcext:value-type="string">
            <text:p>[[["struct archive_write_disk *"], "struct archive_write_disk *"]]</text:p>
          </table:table-cell>
          <table:table-cell office:value-type="string" calcext:value-type="string">
            <text:p>["\"Can't stat existing object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linkpath , archive_string_conversion_charset_name ( sconv ) )</text:p>
          </table:table-cell>
          <table:table-cell office:value-type="string" calcext:value-type="string">
            <text:p>889:3:26335:26509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const char *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gname '%s' to %s" , gname , archive_string_conversion_charset_name ( sconv ) )</text:p>
          </table:table-cell>
          <table:table-cell office:value-type="string" calcext:value-type="string">
            <text:p>871:2:25719:25878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const char *", "NULL", "NULL", "=", "gname", "NULL", "NULL", "="], "gname"], [["struct archive_write *"], "struct archive_write *"]]</text:p>
          </table:table-cell>
          <table:table-cell office:value-type="string" calcext:value-type="string">
            <text:p>["\"Can't translate g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uname '%s' to %s" , uname , archive_string_conversion_charset_name ( sconv ) )</text:p>
          </table:table-cell>
          <table:table-cell office:value-type="string" calcext:value-type="string">
            <text:p>858:2:25223:2538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const char *", "NULL", "NULL", "=", "gname", "NULL", "NULL", "="], "const char *"], [["struct archive_string_conv *", "struct pax *", "sconv_utf8", "="], "struct archive_string_conv *"], [["struct archive_string_conv *", "NULL", "="], "struct archive_string_conv *"], [["struct archive_string_conv *", "NULL", "="], "struct archive_string_conv *"], [["struct archive_string_conv *", "NULL", "="], "struct archive_string_conv *"], [["struct archive_write *"], "struct archive_write *"]]</text:p>
          </table:table-cell>
          <table:table-cell office:value-type="string" calcext:value-type="string">
            <text:p>["\"Can't translate u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pathname '%s' to %s" , path , archive_string_conversion_charset_name ( sconv ) )</text:p>
          </table:table-cell>
          <table:table-cell office:value-type="string" calcext:value-type="string">
            <text:p>845:2:24725:24886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path", "NULL", "NULL", "=", "const char *", "NULL", "NULL", "="], "path"], [["struct archive_string_conv *", "NULL", "="], "struct archive_string_conv *"], [["struct archive_string_conv *", "NULL", "="], "struct archive_string_conv *"], [["struct archive_string_conv *", "struct pax *", "sconv_utf8", "="], "struct archive_string_conv *"], [["struct archive_write *"], "struct archive_write *"]]</text:p>
          </table:table-cell>
          <table:table-cell office:value-type="string" calcext:value-type="string">
            <text:p>["\"Can't translate path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10371", "True", "Statement", ","]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cmp", "const char *", "\"SCHILY.acl.default\"", "0", "=="]], [["strcmp", "const char *", "\"SCHILY.acl.access\"", "0", "==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const char *", "\"\"", "="], "const char *"], [["const char *"], "const char *"], [["struct archive_entry *"], "struct archive_entry *"], [["struct tar *"], "struct tar *"], [["struct archive_read *"], "struct archive_read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rchive_set_error ( &amp; a -&gt; archive , ARCHIVE_ERRNO_FILE_FORMAT , "Can't translate linkname '%s' to %s" , hardlink , archive_string_conversion_charset_name ( sconv ) )</text:p>
          </table:table-cell>
          <table:table-cell office:value-type="string" calcext:value-type="string">
            <text:p>608:2:17437:17602</text:p>
          </table:table-cell>
          <table:table-cell office:value-type="string" calcext:value-type="string">
            <text:p>/data/download/CMake/cmake-master/cmake-master/Utilities/cmlibarchive/libarchive/archive_write_set_format_pax.c</text:p>
          </table:table-cell>
          <table:table-cell office:value-type="string" calcext:value-type="string">
            <text:p>[[["int", "ARCHIVE_FATAL", "=="]], [["int", "ARCHIVE_OK", "!="]]]</text:p>
          </table:table-cell>
          <table:table-cell office:value-type="string" calcext:value-type="string">
            <text:p>[[["struct archive_string_conv *", "NULL", "="], "struct archive_string_conv *"], [["struct archive_string_conv *", "struct pax *", "sconv_utf8", "="], "struct archive_string_conv *"], [["struct archive_write *"], "struct archive_write *"], [["const char *"], "const char *"]]</text:p>
          </table:table-cell>
          <table:table-cell office:value-type="string" calcext:value-type="string">
            <text:p>["\"Can't translate linkname '%s' to %s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599194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608093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680906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16163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51420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63150", "True", "ExpressionStatement", "YY_FATAL_ERROR ( \"out of dynamic memory in cmCommandArgument_yy_scan_bytes()\" )"]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63150", "True", "ExpressionStatement", "YY_FATAL_ERROR ( \"out of dynamic memory in cmCommandArgument_yy_scan_bytes()\" )"]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63150", "True", "ExpressionStatement", "YY_FATAL_ERROR ( \"out of dynamic memory in cmCommandArgument_yy_scan_bytes()\" )"]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70241", "True", "ExpressionStatement", "YY_FATAL_ERROR ( \"out of dynamic memory in cmExpr_yy_scan_bytes()\" )"]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70241", "True", "ExpressionStatement", "YY_FATAL_ERROR ( \"out of dynamic memory in cmExpr_yy_scan_bytes()\" )"]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70241", "True", "ExpressionStatement", "YY_FATAL_ERROR ( \"out of dynamic memory in cmExpr_yy_scan_bytes()\" )"]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80171", "True", "ExpressionStatement", "YY_FATAL_ERROR ( \"out of dynamic memory in cmCommandArgument_yy_scan_bytes()\" )"]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80171", "True", "ExpressionStatement", "YY_FATAL_ERROR ( \"out of dynamic memory in cmCommandArgument_yy_scan_bytes()\" )"]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80171", "True", "ExpressionStatement", "YY_FATAL_ERROR ( \"out of dynamic memory in cmCommandArgument_yy_scan_bytes()\" )"]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CommandArgument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87262", "True", "ExpressionStatement", "YY_FATAL_ERROR ( \"out of dynamic memory in cmExpr_yy_scan_bytes()\" )"]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87262", "True", "ExpressionStatement", "YY_FATAL_ERROR ( \"out of dynamic memory in cmExpr_yy_scan_bytes()\" )"]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87262", "True", "ExpressionStatement", "YY_FATAL_ERROR ( \"out of dynamic memory in cmExpr_yy_scan_bytes()\" )"]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Expr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before sleep\n" )</text:p>
          </table:table-cell>
          <table:table-cell office:value-type="string" calcext:value-type="string">
            <text:p>11:2:114:147</text:p>
          </table:table-cell>
          <table:table-cell office:value-type="string" calcext:value-type="string">
            <text:p>/data/download/CMake/cmake-master/cmake-master/Tests/CTestTestTimeout/sleep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efore sleep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should add these lines:\n#include &lt;...&gt;\n" )</text:p>
          </table:table-cell>
          <table:table-cell office:value-type="string" calcext:value-type="string">
            <text:p>5:2:39:99</text:p>
          </table:table-cell>
          <table:table-cell office:value-type="string" calcext:value-type="string">
            <text:p>/data/download/CMake/cmake-master/cmake-master/Tests/RunCMake/pseudo_iwyu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ould add these lines:\\n#include &lt;...&gt;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\n%s: Data integrity error when decompressing.\n" , progName )</text:p>
          </table:table-cell>
          <table:table-cell office:value-type="string" calcext:value-type="string">
            <text:p>763:3:21003:21109</text:p>
          </table:table-cell>
          <table:table-cell office:value-type="string" calcext:value-type="string">
            <text:p>/data/download/CMake/cmake-master/cmake-master/Utilities/cmbzip2/bzip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\\n%s: Data integrity error when decompressing.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\n%s: couldn't allocate enough memory\n" , progName )</text:p>
          </table:table-cell>
          <table:table-cell office:value-type="string" calcext:value-type="string">
            <text:p>874:3:24750:24847</text:p>
          </table:table-cell>
          <table:table-cell office:value-type="string" calcext:value-type="string">
            <text:p>/data/download/CMake/cmake-master/cmake-master/Utilities/cmbzip2/bzip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\\n%s: couldn't allocate enough mem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%s: I/O error reading `%s', possible reason follows.\n" , progName , inFileName )</text:p>
          </table:table-cell>
          <table:table-cell office:value-type="string" calcext:value-type="string">
            <text:p>87:3:2730:2853</text:p>
          </table:table-cell>
          <table:table-cell office:value-type="string" calcext:value-type="string">
            <text:p>/data/download/CMake/cmake-master/cmake-master/Utilities/cmbzip2/bzip2recove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%s: I/O error reading `%s', possible reason follows.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%s: I/O error reading `%s', possible reason follows.\n" , progName , inFileName )</text:p>
          </table:table-cell>
          <table:table-cell office:value-type="string" calcext:value-type="string">
            <text:p>100:3:3083:3206</text:p>
          </table:table-cell>
          <table:table-cell office:value-type="string" calcext:value-type="string">
            <text:p>/data/download/CMake/cmake-master/cmake-master/Utilities/cmbzip2/bzip2recove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%s: I/O error reading `%s', possible reason follows.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VerifyC\n" )</text:p>
          </table:table-cell>
          <table:table-cell office:value-type="string" calcext:value-type="string">
            <text:p>4:2:42:61</text:p>
          </table:table-cell>
          <table:table-cell office:value-type="string" calcext:value-type="string">
            <text:p>/data/download/CMake/cmake-master/cmake-master/Modules/FortranCInterface/Verify/VerifyC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VerifyC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ADER_STRING: %s\n" , HEADER_STRING )</text:p>
          </table:table-cell>
          <table:table-cell office:value-type="string" calcext:value-type="string">
            <text:p>6:2:59:103</text:p>
          </table:table-cell>
          <table:table-cell office:value-type="string" calcext:value-type="string">
            <text:p>/data/download/CMake/cmake-master/cmake-master/Tests/BuildDepends/Project/ninjadep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ADER_STRING: %s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ramework\n" )</text:p>
          </table:table-cell>
          <table:table-cell office:value-type="string" calcext:value-type="string">
            <text:p>7:2:65:86</text:p>
          </table:table-cell>
          <table:table-cell office:value-type="string" calcext:value-type="string">
            <text:p>/data/download/CMake/cmake-master/cmake-master/Tests/BundleUtilities/framework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ramework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module\n" )</text:p>
          </table:table-cell>
          <table:table-cell office:value-type="string" calcext:value-type="string">
            <text:p>8:2:80:98</text:p>
          </table:table-cell>
          <table:table-cell office:value-type="string" calcext:value-type="string">
            <text:p>/data/download/CMake/cmake-master/cmake-master/Tests/BundleUtilities/module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odule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shared\n" )</text:p>
          </table:table-cell>
          <table:table-cell office:value-type="string" calcext:value-type="string">
            <text:p>7:2:59:77</text:p>
          </table:table-cell>
          <table:table-cell office:value-type="string" calcext:value-type="string">
            <text:p>/data/download/CMake/cmake-master/cmake-master/Tests/BundleUtilities/shared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are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shared2\n" )</text:p>
          </table:table-cell>
          <table:table-cell office:value-type="string" calcext:value-type="string">
            <text:p>7:2:61:80</text:p>
          </table:table-cell>
          <table:table-cell office:value-type="string" calcext:value-type="string">
            <text:p>/data/download/CMake/cmake-master/cmake-master/Tests/BundleUtilities/shared2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ared2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Components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ComponentsDEB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ComponentsForAll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WiXGenerator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EST_C_FLAGS failed\n" )</text:p>
          </table:table-cell>
          <table:table-cell office:value-type="string" calcext:value-type="string">
            <text:p>7:2:90:121</text:p>
          </table:table-cell>
          <table:table-cell office:value-type="string" calcext:value-type="string">
            <text:p>/data/download/CMake/cmake-master/cmake-master/Tests/Complex/Library/testConly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EST_C_FLAGS faile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EST_C_FLAGS failed\n" )</text:p>
          </table:table-cell>
          <table:table-cell office:value-type="string" calcext:value-type="string">
            <text:p>7:2:90:121</text:p>
          </table:table-cell>
          <table:table-cell office:value-type="string" calcext:value-type="string">
            <text:p>/data/download/CMake/cmake-master/cmake-master/Tests/ComplexOneConfig/Library/testConly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EST_C_FLAGS faile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oo()\n" )</text:p>
          </table:table-cell>
          <table:table-cell office:value-type="string" calcext:value-type="string">
            <text:p>8:2:84:101</text:p>
          </table:table-cell>
          <table:table-cell office:value-type="string" calcext:value-type="string">
            <text:p>/data/download/CMake/cmake-master/cmake-master/Tests/Dependency/Case5/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oo()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&amp;glGetString = %p\n" , &amp; glGetString )</text:p>
          </table:table-cell>
          <table:table-cell office:value-type="string" calcext:value-type="string">
            <text:p>15:2:221:264</text:p>
          </table:table-cell>
          <table:table-cell office:value-type="string" calcext:value-type="string">
            <text:p>/data/download/CMake/cmake-master/cmake-master/Tests/FindOpenGL/Test/main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&amp;glGetString = %p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oo is: %d\n" , foo ( ) )</text:p>
          </table:table-cell>
          <table:table-cell office:value-type="string" calcext:value-type="string">
            <text:p>6:2:52:81</text:p>
          </table:table-cell>
          <table:table-cell office:value-type="string" calcext:value-type="string">
            <text:p>/data/download/CMake/cmake-master/cmake-master/Tests/FindPackageModeMakefileTest/main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oo is: %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ramework\n" )</text:p>
          </table:table-cell>
          <table:table-cell office:value-type="string" calcext:value-type="string">
            <text:p>7:2:65:86</text:p>
          </table:table-cell>
          <table:table-cell office:value-type="string" calcext:value-type="string">
            <text:p>/data/download/CMake/cmake-master/cmake-master/Tests/MacRuntimePath/A/framework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ramework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ramework 2\n" )</text:p>
          </table:table-cell>
          <table:table-cell office:value-type="string" calcext:value-type="string">
            <text:p>7:2:67:90</text:p>
          </table:table-cell>
          <table:table-cell office:value-type="string" calcext:value-type="string">
            <text:p>/data/download/CMake/cmake-master/cmake-master/Tests/MacRuntimePath/A/framework2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ramework 2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shared\n" )</text:p>
          </table:table-cell>
          <table:table-cell office:value-type="string" calcext:value-type="string">
            <text:p>7:2:59:77</text:p>
          </table:table-cell>
          <table:table-cell office:value-type="string" calcext:value-type="string">
            <text:p>/data/download/CMake/cmake-master/cmake-master/Tests/MacRuntimePath/A/shared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are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abc\n" )</text:p>
          </table:table-cell>
          <table:table-cell office:value-type="string" calcext:value-type="string">
            <text:p>17:1:332:347</text:p>
          </table:table-cell>
          <table:table-cell office:value-type="string" calcext:value-type="string">
            <text:p>/data/download/CMake/cmake-master/cmake-master/Tests/QtAutogen/complex/abc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bc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I am private abc !\n" )</text:p>
          </table:table-cell>
          <table:table-cell office:value-type="string" calcext:value-type="string">
            <text:p>16:1:314:344</text:p>
          </table:table-cell>
          <table:table-cell office:value-type="string" calcext:value-type="string">
            <text:p>/data/download/CMake/cmake-master/cmake-master/Tests/QtAutogen/complex/abc_p.h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I am private abc 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bar !\n" )</text:p>
          </table:table-cell>
          <table:table-cell office:value-type="string" calcext:value-type="string">
            <text:p>14:2:242:265</text:p>
          </table:table-cell>
          <table:table-cell office:value-type="string" calcext:value-type="string">
            <text:p>/data/download/CMake/cmake-master/cmake-master/Tests/QtAutogen/complex/bar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bar 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xyz !\n" )</text:p>
          </table:table-cell>
          <table:table-cell office:value-type="string" calcext:value-type="string">
            <text:p>14:2:238:263</text:p>
          </table:table-cell>
          <table:table-cell office:value-type="string" calcext:value-type="string">
            <text:p>/data/download/CMake/cmake-master/cmake-master/Tests/QtAutogen/complex/xyz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xyz 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I am yet another file !\n" )</text:p>
          </table:table-cell>
          <table:table-cell office:value-type="string" calcext:value-type="string">
            <text:p>16:1:314:349</text:p>
          </table:table-cell>
          <table:table-cell office:value-type="string" calcext:value-type="string">
            <text:p>/data/download/CMake/cmake-master/cmake-master/Tests/QtAutogen/complex/yaf_p.h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I am yet another file 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exec:%i" , own_auto_export_function ( 41 ) )</text:p>
          </table:table-cell>
          <table:table-cell office:value-type="string" calcext:value-type="string">
            <text:p>7:2:83:136</text:p>
          </table:table-cell>
          <table:table-cell office:value-type="string" calcext:value-type="string">
            <text:p>/data/download/CMake/cmake-master/cmake-master/Tests/RunCMake/AutoExportDll/hello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exec:%i\"", "41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!\n" )</text:p>
          </table:table-cell>
          <table:table-cell office:value-type="string" calcext:value-type="string">
            <text:p>8:2:124:148</text:p>
          </table:table-cell>
          <table:table-cell office:value-type="string" calcext:value-type="string">
            <text:p>/data/download/CMake/cmake-master/cmake-master/Tests/RunCMake/Ninja/SubDirPrefix/greeting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!\n" )</text:p>
          </table:table-cell>
          <table:table-cell office:value-type="string" calcext:value-type="string">
            <text:p>8:2:124:148</text:p>
          </table:table-cell>
          <table:table-cell office:value-type="string" calcext:value-type="string">
            <text:p>/data/download/CMake/cmake-master/cmake-master/Tests/RunCMake/Ninja/greeting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 2!\n" )</text:p>
          </table:table-cell>
          <table:table-cell office:value-type="string" calcext:value-type="string">
            <text:p>5:2:45:71</text:p>
          </table:table-cell>
          <table:table-cell office:value-type="string" calcext:value-type="string">
            <text:p>/data/download/CMake/cmake-master/cmake-master/Tests/RunCMake/Ninja/greeting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 2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!\n" )</text:p>
          </table:table-cell>
          <table:table-cell office:value-type="string" calcext:value-type="string">
            <text:p>5:2:39:63</text:p>
          </table:table-cell>
          <table:table-cell office:value-type="string" calcext:value-type="string">
            <text:p>/data/download/CMake/cmake-master/cmake-master/Tests/RunCMake/Ninja/hell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!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one has nonstandard extension\n" )</text:p>
          </table:table-cell>
          <table:table-cell office:value-type="string" calcext:value-type="string">
            <text:p>6:1:50:96</text:p>
          </table:table-cell>
          <table:table-cell office:value-type="string" calcext:value-type="string">
            <text:p>/data/download/CMake/cmake-master/cmake-master/Tests/Simple/simpleWe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one has nonstandard extension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T2\n" )</text:p>
          </table:table-cell>
          <table:table-cell office:value-type="string" calcext:value-type="string">
            <text:p>5:2:40:62</text:p>
          </table:table-cell>
          <table:table-cell office:value-type="string" calcext:value-type="string">
            <text:p>/data/download/CMake/cmake-master/cmake-master/Tests/SimpleExclude/dirC/dirA/t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T2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T7\n" )</text:p>
          </table:table-cell>
          <table:table-cell office:value-type="string" calcext:value-type="string">
            <text:p>7:2:65:87</text:p>
          </table:table-cell>
          <table:table-cell office:value-type="string" calcext:value-type="string">
            <text:p>/data/download/CMake/cmake-master/cmake-master/Tests/SimpleExclude/dirC/dirB/t7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T7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T8\n" )</text:p>
          </table:table-cell>
          <table:table-cell office:value-type="string" calcext:value-type="string">
            <text:p>5:2:40:62</text:p>
          </table:table-cell>
          <table:table-cell office:value-type="string" calcext:value-type="string">
            <text:p>/data/download/CMake/cmake-master/cmake-master/Tests/SimpleExclude/dirD/t8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T8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oo: %d bar: %d foobar: %d barbar: %d baz: %d\n" , foo ( ) , bar ( ) , foobar ( ) , barbar ( ) , baz ( ) )</text:p>
          </table:table-cell>
          <table:table-cell office:value-type="string" calcext:value-type="string">
            <text:p>16:2:304:411</text:p>
          </table:table-cell>
          <table:table-cell office:value-type="string" calcext:value-type="string">
            <text:p>/data/download/CMake/cmake-master/cmake-master/Tests/SourceGroups/main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oo: %d bar: %d foobar: %d barbar: %d baz: %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AnotherSubdir/pair+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AnotherSubdir/pair_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/AnotherSubdir/secon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9:2:91:126</text:p>
          </table:table-cell>
          <table:table-cell office:value-type="string" calcext:value-type="string">
            <text:p>/data/download/CMake/cmake-master/cmake-master/Tests/SubDir/AnotherSubdir/testfrom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ThirdSubDir/pair+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ThirdSubDir/pair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nother strange file in subdirectory\n" )</text:p>
          </table:table-cell>
          <table:table-cell office:value-type="string" calcext:value-type="string">
            <text:p>5:2:44:108</text:p>
          </table:table-cell>
          <table:table-cell office:value-type="string" calcext:value-type="string">
            <text:p>/data/download/CMake/cmake-master/cmake-master/Tests/SubDir/ThirdSubDir/pair_p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nother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10:2:112:147</text:p>
          </table:table-cell>
          <table:table-cell office:value-type="string" calcext:value-type="string">
            <text:p>/data/download/CMake/cmake-master/cmake-master/Tests/SubDir/ThirdSubDir/testfromaux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/ThirdSubDir/thir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/vcl_algorithm+vcl_pair+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/vcl_algorithm_vcl_pair_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Another Subdir/pair+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Another Subdir/pair_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Spaces/Another Subdir/secon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9:2:91:126</text:p>
          </table:table-cell>
          <table:table-cell office:value-type="string" calcext:value-type="string">
            <text:p>/data/download/CMake/cmake-master/cmake-master/Tests/SubDirSpaces/Another Subdir/testfrom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ThirdSubDir/pair+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ThirdSubDir/pair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nother strange file in subdirectory\n" )</text:p>
          </table:table-cell>
          <table:table-cell office:value-type="string" calcext:value-type="string">
            <text:p>5:2:44:108</text:p>
          </table:table-cell>
          <table:table-cell office:value-type="string" calcext:value-type="string">
            <text:p>/data/download/CMake/cmake-master/cmake-master/Tests/SubDirSpaces/ThirdSubDir/pair_p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nother strange file in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12:2:153:188</text:p>
          </table:table-cell>
          <table:table-cell office:value-type="string" calcext:value-type="string">
            <text:p>/data/download/CMake/cmake-master/cmake-master/Tests/SubDirSpaces/ThirdSubDir/testfromaux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Spaces/ThirdSubDir/thir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Spaces/vcl_algorithm+vcl_pair+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Spaces/vcl_algorithm_vcl_pair_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, world\n" )</text:p>
          </table:table-cell>
          <table:table-cell office:value-type="string" calcext:value-type="string">
            <text:p>4:2:30:54</text:p>
          </table:table-cell>
          <table:table-cell office:value-type="string" calcext:value-type="string">
            <text:p>/data/download/CMake/cmake-master/cmake-master/Tests/TargetName/executables/hello_world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, worl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\n" )</text:p>
          </table:table-cell>
          <table:table-cell office:value-type="string" calcext:value-type="string">
            <text:p>5:2:35:58</text:p>
          </table:table-cell>
          <table:table-cell office:value-type="string" calcext:value-type="string">
            <text:p>/data/download/CMake/cmake-master/cmake-master/Tests/TryCompile/exit_success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\n" )</text:p>
          </table:table-cell>
          <table:table-cell office:value-type="string" calcext:value-type="string">
            <text:p>5:2:35:58</text:p>
          </table:table-cell>
          <table:table-cell office:value-type="string" calcext:value-type="string">
            <text:p>/data/download/CMake/cmake-master/cmake-master/Tests/TryCompile/exit_with_erro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ere is X on this computer\n" )</text:p>
          </table:table-cell>
          <table:table-cell office:value-type="string" calcext:value-type="string">
            <text:p>9:2:100:139</text:p>
          </table:table-cell>
          <table:table-cell office:value-type="string" calcext:value-type="string">
            <text:p>/data/download/CMake/cmake-master/cmake-master/Tests/X11/X1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re is X on this computer\\n\""]</text:p>
          </table:table-cell>
        </table:table-row>
        <table:table-row table:style-name="ro8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79308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No X on this computer\n" )</text:p>
          </table:table-cell>
          <table:table-cell office:value-type="string" calcext:value-type="string">
            <text:p>17:2:178:211</text:p>
          </table:table-cell>
          <table:table-cell office:value-type="string" calcext:value-type="string">
            <text:p>/data/download/CMake/cmake-master/cmake-master/Tests/X11/X1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X on this computer\\n\""]</text:p>
          </table:table-cell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861230", "True", "ExpressionStatement", "dprintf_Pass1 ( format , vto , endpos , ap_save )"]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printf_Pass1 ( format , vto , endpos , ap_save )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before sleep\n" )</text:p>
          </table:table-cell>
          <table:table-cell office:value-type="string" calcext:value-type="string">
            <text:p>11:2:114:147</text:p>
          </table:table-cell>
          <table:table-cell office:value-type="string" calcext:value-type="string">
            <text:p>/data/download/CMake/cmake-master/cmake-master/Tests/CTestTestTimeout/sleep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efore sleep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should add these lines:\n#include &lt;...&gt;\n" )</text:p>
          </table:table-cell>
          <table:table-cell office:value-type="string" calcext:value-type="string">
            <text:p>5:2:39:99</text:p>
          </table:table-cell>
          <table:table-cell office:value-type="string" calcext:value-type="string">
            <text:p>/data/download/CMake/cmake-master/cmake-master/Tests/RunCMake/pseudo_iwyu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ould add these lines:\\n#include &lt;...&gt;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\n%s: Data integrity error when decompressing.\n" , progName )</text:p>
          </table:table-cell>
          <table:table-cell office:value-type="string" calcext:value-type="string">
            <text:p>763:3:21003:21109</text:p>
          </table:table-cell>
          <table:table-cell office:value-type="string" calcext:value-type="string">
            <text:p>/data/download/CMake/cmake-master/cmake-master/Utilities/cmbzip2/bzip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\\n%s: Data integrity error when decompressing.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\n%s: couldn't allocate enough memory\n" , progName )</text:p>
          </table:table-cell>
          <table:table-cell office:value-type="string" calcext:value-type="string">
            <text:p>874:3:24750:24847</text:p>
          </table:table-cell>
          <table:table-cell office:value-type="string" calcext:value-type="string">
            <text:p>/data/download/CMake/cmake-master/cmake-master/Utilities/cmbzip2/bzip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\\n%s: couldn't allocate enough mem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%s: I/O error reading `%s', possible reason follows.\n" , progName , inFileName )</text:p>
          </table:table-cell>
          <table:table-cell office:value-type="string" calcext:value-type="string">
            <text:p>87:3:2730:2853</text:p>
          </table:table-cell>
          <table:table-cell office:value-type="string" calcext:value-type="string">
            <text:p>/data/download/CMake/cmake-master/cmake-master/Utilities/cmbzip2/bzip2recove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%s: I/O error reading `%s', possible reason follows.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fprintf ( stderr , "%s: I/O error reading `%s', possible reason follows.\n" , progName , inFileName )</text:p>
          </table:table-cell>
          <table:table-cell office:value-type="string" calcext:value-type="string">
            <text:p>100:3:3083:3206</text:p>
          </table:table-cell>
          <table:table-cell office:value-type="string" calcext:value-type="string">
            <text:p>/data/download/CMake/cmake-master/cmake-master/Utilities/cmbzip2/bzip2recove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%s: I/O error reading `%s', possible reason follows.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VerifyC\n" )</text:p>
          </table:table-cell>
          <table:table-cell office:value-type="string" calcext:value-type="string">
            <text:p>4:2:42:61</text:p>
          </table:table-cell>
          <table:table-cell office:value-type="string" calcext:value-type="string">
            <text:p>/data/download/CMake/cmake-master/cmake-master/Modules/FortranCInterface/Verify/VerifyC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VerifyC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ADER_STRING: %s\n" , HEADER_STRING )</text:p>
          </table:table-cell>
          <table:table-cell office:value-type="string" calcext:value-type="string">
            <text:p>6:2:59:103</text:p>
          </table:table-cell>
          <table:table-cell office:value-type="string" calcext:value-type="string">
            <text:p>/data/download/CMake/cmake-master/cmake-master/Tests/BuildDepends/Project/ninjadep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ADER_STRING: %s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ramework\n" )</text:p>
          </table:table-cell>
          <table:table-cell office:value-type="string" calcext:value-type="string">
            <text:p>7:2:65:86</text:p>
          </table:table-cell>
          <table:table-cell office:value-type="string" calcext:value-type="string">
            <text:p>/data/download/CMake/cmake-master/cmake-master/Tests/BundleUtilities/framework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ramework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module\n" )</text:p>
          </table:table-cell>
          <table:table-cell office:value-type="string" calcext:value-type="string">
            <text:p>8:2:80:98</text:p>
          </table:table-cell>
          <table:table-cell office:value-type="string" calcext:value-type="string">
            <text:p>/data/download/CMake/cmake-master/cmake-master/Tests/BundleUtilities/module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odule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shared\n" )</text:p>
          </table:table-cell>
          <table:table-cell office:value-type="string" calcext:value-type="string">
            <text:p>7:2:59:77</text:p>
          </table:table-cell>
          <table:table-cell office:value-type="string" calcext:value-type="string">
            <text:p>/data/download/CMake/cmake-master/cmake-master/Tests/BundleUtilities/shared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are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shared2\n" )</text:p>
          </table:table-cell>
          <table:table-cell office:value-type="string" calcext:value-type="string">
            <text:p>7:2:61:80</text:p>
          </table:table-cell>
          <table:table-cell office:value-type="string" calcext:value-type="string">
            <text:p>/data/download/CMake/cmake-master/cmake-master/Tests/BundleUtilities/shared2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ared2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Components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ComponentsDEB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ComponentsForAll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mylib" )</text:p>
          </table:table-cell>
          <table:table-cell office:value-type="string" calcext:value-type="string">
            <text:p>6:2:65:88</text:p>
          </table:table-cell>
          <table:table-cell office:value-type="string" calcext:value-type="string">
            <text:p>/data/download/CMake/cmake-master/cmake-master/Tests/CPackWiXGenerator/mylib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mylib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EST_C_FLAGS failed\n" )</text:p>
          </table:table-cell>
          <table:table-cell office:value-type="string" calcext:value-type="string">
            <text:p>7:2:90:121</text:p>
          </table:table-cell>
          <table:table-cell office:value-type="string" calcext:value-type="string">
            <text:p>/data/download/CMake/cmake-master/cmake-master/Tests/Complex/Library/testConly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EST_C_FLAGS faile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EST_C_FLAGS failed\n" )</text:p>
          </table:table-cell>
          <table:table-cell office:value-type="string" calcext:value-type="string">
            <text:p>7:2:90:121</text:p>
          </table:table-cell>
          <table:table-cell office:value-type="string" calcext:value-type="string">
            <text:p>/data/download/CMake/cmake-master/cmake-master/Tests/ComplexOneConfig/Library/testConly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EST_C_FLAGS faile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oo()\n" )</text:p>
          </table:table-cell>
          <table:table-cell office:value-type="string" calcext:value-type="string">
            <text:p>8:2:84:101</text:p>
          </table:table-cell>
          <table:table-cell office:value-type="string" calcext:value-type="string">
            <text:p>/data/download/CMake/cmake-master/cmake-master/Tests/Dependency/Case5/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oo()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&amp;glGetString = %p\n" , &amp; glGetString )</text:p>
          </table:table-cell>
          <table:table-cell office:value-type="string" calcext:value-type="string">
            <text:p>15:2:221:264</text:p>
          </table:table-cell>
          <table:table-cell office:value-type="string" calcext:value-type="string">
            <text:p>/data/download/CMake/cmake-master/cmake-master/Tests/FindOpenGL/Test/main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&amp;glGetString = %p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oo is: %d\n" , foo ( ) )</text:p>
          </table:table-cell>
          <table:table-cell office:value-type="string" calcext:value-type="string">
            <text:p>6:2:52:81</text:p>
          </table:table-cell>
          <table:table-cell office:value-type="string" calcext:value-type="string">
            <text:p>/data/download/CMake/cmake-master/cmake-master/Tests/FindPackageModeMakefileTest/main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oo is: %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ramework\n" )</text:p>
          </table:table-cell>
          <table:table-cell office:value-type="string" calcext:value-type="string">
            <text:p>7:2:65:86</text:p>
          </table:table-cell>
          <table:table-cell office:value-type="string" calcext:value-type="string">
            <text:p>/data/download/CMake/cmake-master/cmake-master/Tests/MacRuntimePath/A/framework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ramework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ramework 2\n" )</text:p>
          </table:table-cell>
          <table:table-cell office:value-type="string" calcext:value-type="string">
            <text:p>7:2:67:90</text:p>
          </table:table-cell>
          <table:table-cell office:value-type="string" calcext:value-type="string">
            <text:p>/data/download/CMake/cmake-master/cmake-master/Tests/MacRuntimePath/A/framework2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ramework 2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shared\n" )</text:p>
          </table:table-cell>
          <table:table-cell office:value-type="string" calcext:value-type="string">
            <text:p>7:2:59:77</text:p>
          </table:table-cell>
          <table:table-cell office:value-type="string" calcext:value-type="string">
            <text:p>/data/download/CMake/cmake-master/cmake-master/Tests/MacRuntimePath/A/shared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hare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abc\n" )</text:p>
          </table:table-cell>
          <table:table-cell office:value-type="string" calcext:value-type="string">
            <text:p>17:1:332:347</text:p>
          </table:table-cell>
          <table:table-cell office:value-type="string" calcext:value-type="string">
            <text:p>/data/download/CMake/cmake-master/cmake-master/Tests/QtAutogen/complex/abc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bc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I am private abc !\n" )</text:p>
          </table:table-cell>
          <table:table-cell office:value-type="string" calcext:value-type="string">
            <text:p>16:1:314:344</text:p>
          </table:table-cell>
          <table:table-cell office:value-type="string" calcext:value-type="string">
            <text:p>/data/download/CMake/cmake-master/cmake-master/Tests/QtAutogen/complex/abc_p.h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I am private abc 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bar !\n" )</text:p>
          </table:table-cell>
          <table:table-cell office:value-type="string" calcext:value-type="string">
            <text:p>14:2:242:265</text:p>
          </table:table-cell>
          <table:table-cell office:value-type="string" calcext:value-type="string">
            <text:p>/data/download/CMake/cmake-master/cmake-master/Tests/QtAutogen/complex/bar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bar 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xyz !\n" )</text:p>
          </table:table-cell>
          <table:table-cell office:value-type="string" calcext:value-type="string">
            <text:p>14:2:238:263</text:p>
          </table:table-cell>
          <table:table-cell office:value-type="string" calcext:value-type="string">
            <text:p>/data/download/CMake/cmake-master/cmake-master/Tests/QtAutogen/complex/xyz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xyz 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I am yet another file !\n" )</text:p>
          </table:table-cell>
          <table:table-cell office:value-type="string" calcext:value-type="string">
            <text:p>16:1:314:349</text:p>
          </table:table-cell>
          <table:table-cell office:value-type="string" calcext:value-type="string">
            <text:p>/data/download/CMake/cmake-master/cmake-master/Tests/QtAutogen/complex/yaf_p.h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I am yet another file 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exec:%i" , own_auto_export_function ( 41 ) )</text:p>
          </table:table-cell>
          <table:table-cell office:value-type="string" calcext:value-type="string">
            <text:p>7:2:83:136</text:p>
          </table:table-cell>
          <table:table-cell office:value-type="string" calcext:value-type="string">
            <text:p>/data/download/CMake/cmake-master/cmake-master/Tests/RunCMake/AutoExportDll/hello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exec:%i\"", "41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!\n" )</text:p>
          </table:table-cell>
          <table:table-cell office:value-type="string" calcext:value-type="string">
            <text:p>8:2:124:148</text:p>
          </table:table-cell>
          <table:table-cell office:value-type="string" calcext:value-type="string">
            <text:p>/data/download/CMake/cmake-master/cmake-master/Tests/RunCMake/Ninja/SubDirPrefix/greeting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!\n" )</text:p>
          </table:table-cell>
          <table:table-cell office:value-type="string" calcext:value-type="string">
            <text:p>8:2:124:148</text:p>
          </table:table-cell>
          <table:table-cell office:value-type="string" calcext:value-type="string">
            <text:p>/data/download/CMake/cmake-master/cmake-master/Tests/RunCMake/Ninja/greeting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 2!\n" )</text:p>
          </table:table-cell>
          <table:table-cell office:value-type="string" calcext:value-type="string">
            <text:p>5:2:45:71</text:p>
          </table:table-cell>
          <table:table-cell office:value-type="string" calcext:value-type="string">
            <text:p>/data/download/CMake/cmake-master/cmake-master/Tests/RunCMake/Ninja/greeting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 2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!\n" )</text:p>
          </table:table-cell>
          <table:table-cell office:value-type="string" calcext:value-type="string">
            <text:p>5:2:39:63</text:p>
          </table:table-cell>
          <table:table-cell office:value-type="string" calcext:value-type="string">
            <text:p>/data/download/CMake/cmake-master/cmake-master/Tests/RunCMake/Ninja/hell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!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one has nonstandard extension\n" )</text:p>
          </table:table-cell>
          <table:table-cell office:value-type="string" calcext:value-type="string">
            <text:p>6:1:50:96</text:p>
          </table:table-cell>
          <table:table-cell office:value-type="string" calcext:value-type="string">
            <text:p>/data/download/CMake/cmake-master/cmake-master/Tests/Simple/simpleWe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one has nonstandard extension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T2\n" )</text:p>
          </table:table-cell>
          <table:table-cell office:value-type="string" calcext:value-type="string">
            <text:p>5:2:40:62</text:p>
          </table:table-cell>
          <table:table-cell office:value-type="string" calcext:value-type="string">
            <text:p>/data/download/CMake/cmake-master/cmake-master/Tests/SimpleExclude/dirC/dirA/t2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T2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T7\n" )</text:p>
          </table:table-cell>
          <table:table-cell office:value-type="string" calcext:value-type="string">
            <text:p>7:2:65:87</text:p>
          </table:table-cell>
          <table:table-cell office:value-type="string" calcext:value-type="string">
            <text:p>/data/download/CMake/cmake-master/cmake-master/Tests/SimpleExclude/dirC/dirB/t7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T7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is is T8\n" )</text:p>
          </table:table-cell>
          <table:table-cell office:value-type="string" calcext:value-type="string">
            <text:p>5:2:40:62</text:p>
          </table:table-cell>
          <table:table-cell office:value-type="string" calcext:value-type="string">
            <text:p>/data/download/CMake/cmake-master/cmake-master/Tests/SimpleExclude/dirD/t8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is is T8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foo: %d bar: %d foobar: %d barbar: %d baz: %d\n" , foo ( ) , bar ( ) , foobar ( ) , barbar ( ) , baz ( ) )</text:p>
          </table:table-cell>
          <table:table-cell office:value-type="string" calcext:value-type="string">
            <text:p>16:2:304:411</text:p>
          </table:table-cell>
          <table:table-cell office:value-type="string" calcext:value-type="string">
            <text:p>/data/download/CMake/cmake-master/cmake-master/Tests/SourceGroups/main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oo: %d bar: %d foobar: %d barbar: %d baz: %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AnotherSubdir/pair+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AnotherSubdir/pair_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/AnotherSubdir/secon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9:2:91:126</text:p>
          </table:table-cell>
          <table:table-cell office:value-type="string" calcext:value-type="string">
            <text:p>/data/download/CMake/cmake-master/cmake-master/Tests/SubDir/AnotherSubdir/testfrom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ThirdSubDir/pair+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/ThirdSubDir/pair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nother strange file in subdirectory\n" )</text:p>
          </table:table-cell>
          <table:table-cell office:value-type="string" calcext:value-type="string">
            <text:p>5:2:44:108</text:p>
          </table:table-cell>
          <table:table-cell office:value-type="string" calcext:value-type="string">
            <text:p>/data/download/CMake/cmake-master/cmake-master/Tests/SubDir/ThirdSubDir/pair_p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nother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10:2:112:147</text:p>
          </table:table-cell>
          <table:table-cell office:value-type="string" calcext:value-type="string">
            <text:p>/data/download/CMake/cmake-master/cmake-master/Tests/SubDir/ThirdSubDir/testfromaux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/ThirdSubDir/thir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/vcl_algorithm+vcl_pair+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/vcl_algorithm_vcl_pair_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Another Subdir/pair+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Another Subdir/pair_int.int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Spaces/Another Subdir/secon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9:2:91:126</text:p>
          </table:table-cell>
          <table:table-cell office:value-type="string" calcext:value-type="string">
            <text:p>/data/download/CMake/cmake-master/cmake-master/Tests/SubDirSpaces/Another Subdir/testfrom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ThirdSubDir/pair+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strange file in subdirectory\n" )</text:p>
          </table:table-cell>
          <table:table-cell office:value-type="string" calcext:value-type="string">
            <text:p>5:2:42:100</text:p>
          </table:table-cell>
          <table:table-cell office:value-type="string" calcext:value-type="string">
            <text:p>/data/download/CMake/cmake-master/cmake-master/Tests/SubDirSpaces/ThirdSubDir/pair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nother strange file in subdirectory\n" )</text:p>
          </table:table-cell>
          <table:table-cell office:value-type="string" calcext:value-type="string">
            <text:p>5:2:44:108</text:p>
          </table:table-cell>
          <table:table-cell office:value-type="string" calcext:value-type="string">
            <text:p>/data/download/CMake/cmake-master/cmake-master/Tests/SubDirSpaces/ThirdSubDir/pair_p_int.int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nother strange file in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from subdirectory\n" )</text:p>
          </table:table-cell>
          <table:table-cell office:value-type="string" calcext:value-type="string">
            <text:p>12:2:153:188</text:p>
          </table:table-cell>
          <table:table-cell office:value-type="string" calcext:value-type="string">
            <text:p>/data/download/CMake/cmake-master/cmake-master/Tests/SubDirSpaces/ThirdSubDir/testfromauxsubdi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from subdirectory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again\n" )</text:p>
          </table:table-cell>
          <table:table-cell office:value-type="string" calcext:value-type="string">
            <text:p>5:2:41:64</text:p>
          </table:table-cell>
          <table:table-cell office:value-type="string" calcext:value-type="string">
            <text:p>/data/download/CMake/cmake-master/cmake-master/Tests/SubDirSpaces/ThirdSubDir/thirdone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again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Spaces/vcl_algorithm+vcl_pair+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Placeholder for a file with strange name\n" )</text:p>
          </table:table-cell>
          <table:table-cell office:value-type="string" calcext:value-type="string">
            <text:p>5:2:41:93</text:p>
          </table:table-cell>
          <table:table-cell office:value-type="string" calcext:value-type="string">
            <text:p>/data/download/CMake/cmake-master/cmake-master/Tests/SubDirSpaces/vcl_algorithm_vcl_pair_double.foo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laceholder for a file with strange name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, world\n" )</text:p>
          </table:table-cell>
          <table:table-cell office:value-type="string" calcext:value-type="string">
            <text:p>4:2:30:54</text:p>
          </table:table-cell>
          <table:table-cell office:value-type="string" calcext:value-type="string">
            <text:p>/data/download/CMake/cmake-master/cmake-master/Tests/TargetName/executables/hello_world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, worl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\n" )</text:p>
          </table:table-cell>
          <table:table-cell office:value-type="string" calcext:value-type="string">
            <text:p>5:2:35:58</text:p>
          </table:table-cell>
          <table:table-cell office:value-type="string" calcext:value-type="string">
            <text:p>/data/download/CMake/cmake-master/cmake-master/Tests/TryCompile/exit_success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hello world\n" )</text:p>
          </table:table-cell>
          <table:table-cell office:value-type="string" calcext:value-type="string">
            <text:p>5:2:35:58</text:p>
          </table:table-cell>
          <table:table-cell office:value-type="string" calcext:value-type="string">
            <text:p>/data/download/CMake/cmake-master/cmake-master/Tests/TryCompile/exit_with_error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hello world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There is X on this computer\n" )</text:p>
          </table:table-cell>
          <table:table-cell office:value-type="string" calcext:value-type="string">
            <text:p>9:2:100:139</text:p>
          </table:table-cell>
          <table:table-cell office:value-type="string" calcext:value-type="string">
            <text:p>/data/download/CMake/cmake-master/cmake-master/Tests/X11/X1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re is X on this computer\\n\""]</text:p>
          </table:table-cell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868355", "True", "Parameter", "std :: vector &lt; std :: string &gt; const &amp; argv"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[["std :: string const &amp;"]], [["std :: string const &amp;"]]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[[["std :: string const &amp;"], "std :: string const &amp;"], [["FILE *"], "FILE *"], [["std :: string const &amp;"], "std :: string const &amp;"], [["std :: string const &amp;"], "std :: string const &amp;"]]</text:p>
          </table:table-cell>
          <table:table-cell office:value-type="string" calcext:value-type="string">
            <text:p>["\"set_property(TARGET %s PROPERTY %s %s)\\n\""]</text:p>
          </table:table-cell>
          <table:table-cell office:value-type="string" calcext:value-type="string">
            <text:p>printf ( "No X on this computer\n" )</text:p>
          </table:table-cell>
          <table:table-cell office:value-type="string" calcext:value-type="string">
            <text:p>17:2:178:211</text:p>
          </table:table-cell>
          <table:table-cell office:value-type="string" calcext:value-type="string">
            <text:p>/data/download/CMake/cmake-master/cmake-master/Tests/X11/X11.c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X on this computer\\n\""]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940984", "True", "ExpressionStatement", "dprintf_Pass1 ( format , vto , endpos , ap_save )"]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printf_Pass1 ( format , vto , endpos , ap_save )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07726", "True", "ExpressionStatement", "dprintf_Pass1 ( format , vto , endpos , ap_save )"]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printf_Pass1 ( format , vto , endpos , ap_save )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5968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vfprintf ( stream , format , var_args )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5968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etcode = dprintf_formatf ( whereto , fputc , format , ap_save )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6076", "True", "ExpressionStatement", "fprintf ( stdout , \"Poll count reached limit %d.\\n\" , MAXPOLL )"]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int", "MAXPOLL", "&gt;="]], [["int"]], [["int", "kwsysProcess_Pipe_Timeout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  <table:table-cell office:value-type="string" calcext:value-type="string">
            <text:p>fprintf ( stdout , "Poll count reached limit %d.\n" , MAXPOLL )</text:p>
          </table:table-cell>
          <table:table-cell office:value-type="string" calcext:value-type="string">
            <text:p>411:12:12922:12980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, "MAXPOLL", "&gt;="]], [["int"]], [["int", "kwsysProcess_Pipe_Timeout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7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6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5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0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86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73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73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DEBUGF ( fprintf ( stderr , "Error: polarsslthreadlock_lock_function failed\n" ) )</text:p>
          </table:table-cell>
          <table:table-cell office:value-type="string" calcext:value-type="string">
            <text:p>110:6:3076:3172</text:p>
          </table:table-cell>
          <table:table-cell office:value-type="string" calcext:value-type="string">
            <text:p>/data/download/CMake/cmake-master/cmake-master/Utilities/cmcurl/lib/vtls/polarssl_threadlock.c</text:p>
          </table:table-cell>
          <table:table-cell office:value-type="string" calcext:value-type="string">
            <text:p>[[["int"]], [["int", "NUMT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polarsslthreadlock_lock_function failed\\n\""]</text:p>
          </table:table-cell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73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DEBUGF ( fprintf ( stderr , "Error: polarsslthreadlock_unlock_function failed\n" ) )</text:p>
          </table:table-cell>
          <table:table-cell office:value-type="string" calcext:value-type="string">
            <text:p>135:6:3751:3849</text:p>
          </table:table-cell>
          <table:table-cell office:value-type="string" calcext:value-type="string">
            <text:p>/data/download/CMake/cmake-master/cmake-master/Utilities/cmcurl/lib/vtls/polarssl_threadlock.c</text:p>
          </table:table-cell>
          <table:table-cell office:value-type="string" calcext:value-type="string">
            <text:p>[[["int"]], [["int", "NUMT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polarsslthreadlock_unlock_function faile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7925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vfprintf ( stream , format , var_args )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7925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etcode = dprintf_formatf ( whereto , fputc , format , ap_save )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646", "True", "ExpressionStatement", "fprintf ( stdout , \"Poll count reached limit %d.\\n\" , MAXPOLL )"]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int", "MAXPOLL", "&gt;="]], [["int"]], [["int", "kwsysProcess_Pipe_Timeout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  <table:table-cell office:value-type="string" calcext:value-type="string">
            <text:p>fprintf ( stdout , "Poll count reached limit %d.\n" , MAXPOLL )</text:p>
          </table:table-cell>
          <table:table-cell office:value-type="string" calcext:value-type="string">
            <text:p>411:12:12922:12980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, "MAXPOLL", "&gt;="]], [["int"]], [["int", "kwsysProcess_Pipe_Timeout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44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34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24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77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430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30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30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DEBUGF ( fprintf ( stderr , "Error: polarsslthreadlock_lock_function failed\n" ) )</text:p>
          </table:table-cell>
          <table:table-cell office:value-type="string" calcext:value-type="string">
            <text:p>110:6:3076:3172</text:p>
          </table:table-cell>
          <table:table-cell office:value-type="string" calcext:value-type="string">
            <text:p>/data/download/CMake/cmake-master/cmake-master/Utilities/cmcurl/lib/vtls/polarssl_threadlock.c</text:p>
          </table:table-cell>
          <table:table-cell office:value-type="string" calcext:value-type="string">
            <text:p>[[["int"]], [["int", "NUMT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polarsslthreadlock_lock_function failed\\n\""]</text:p>
          </table:table-cell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30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DEBUGF ( fprintf ( stderr , "Error: polarsslthreadlock_unlock_function failed\n" ) )</text:p>
          </table:table-cell>
          <table:table-cell office:value-type="string" calcext:value-type="string">
            <text:p>135:6:3751:3849</text:p>
          </table:table-cell>
          <table:table-cell office:value-type="string" calcext:value-type="string">
            <text:p>/data/download/CMake/cmake-master/cmake-master/Utilities/cmcurl/lib/vtls/polarssl_threadlock.c</text:p>
          </table:table-cell>
          <table:table-cell office:value-type="string" calcext:value-type="string">
            <text:p>[[["int"]], [["int", "NUMT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polarsslthreadlock_unlock_function faile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9882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vfprintf ( stream , format , var_args )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9882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etcode = dprintf_formatf ( whereto , fputc , format , ap_save )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757", "True", "ExpressionStatement", "fprintf ( stdout , \"Poll count reached limit %d.\\n\" , MAXPOLL )"]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int", "MAXPOLL", "&gt;="]], [["int"]], [["int", "kwsysProcess_Pipe_Timeout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  <table:table-cell office:value-type="string" calcext:value-type="string">
            <text:p>fprintf ( stdout , "Poll count reached limit %d.\n" , MAXPOLL )</text:p>
          </table:table-cell>
          <table:table-cell office:value-type="string" calcext:value-type="string">
            <text:p>411:12:12922:12980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, "MAXPOLL", "&gt;="]], [["int"]], [["int", "kwsysProcess_Pipe_Timeout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Poll count reached limit %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55", "True", "BreakStatement", "break ;"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Star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45", "True", "BreakStatement", "break ;"]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ecuting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35", "True", "BreakStatement", "break ;"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pir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88", "True", "BreakStatement", "break ;"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Kill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disowned.\n" )</text:p>
          </table:table-cell>
          <table:table-cell office:value-type="string" calcext:value-type="string">
            <text:p>463:6:14544:1457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Disown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killed by parent.\n" )</text:p>
          </table:table-cell>
          <table:table-cell office:value-type="string" calcext:value-type="string">
            <text:p>454:6:14166:14205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Kill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by parent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Child was killed when timeout expired.\n" )</text:p>
          </table:table-cell>
          <table:table-cell office:value-type="string" calcext:value-type="string">
            <text:p>446:6:13804:13854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pired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ild was killed when timeout expir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The process is still executing.\n" )</text:p>
          </table:table-cell>
          <table:table-cell office:value-type="string" calcext:value-type="string">
            <text:p>443:6:13703:13746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ecu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he process is still executing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541", "True", "BreakStatement", "break ;"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Disowned", "=="]]]</text:p>
          </table:table-cell>
          <table:table-cell table:number-columns-repeated="3" office:value-type="string" calcext:value-type="string">
            <text:p>[]</text:p>
          </table:table-cell>
          <table:table-cell office:value-type="string" calcext:value-type="string">
            <text:p>["\"Child was disowned.\\n\""]</text:p>
          </table:table-cell>
          <table:table-cell office:value-type="string" calcext:value-type="string">
            <text:p>printf ( "No process has been executed.\n" )</text:p>
          </table:table-cell>
          <table:table-cell office:value-type="string" calcext:value-type="string">
            <text:p>440:6:13602:13643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Starting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No process has been execute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416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416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DEBUGF ( fprintf ( stderr , "Error: polarsslthreadlock_lock_function failed\n" ) )</text:p>
          </table:table-cell>
          <table:table-cell office:value-type="string" calcext:value-type="string">
            <text:p>110:6:3076:3172</text:p>
          </table:table-cell>
          <table:table-cell office:value-type="string" calcext:value-type="string">
            <text:p>/data/download/CMake/cmake-master/cmake-master/Utilities/cmcurl/lib/vtls/polarssl_threadlock.c</text:p>
          </table:table-cell>
          <table:table-cell office:value-type="string" calcext:value-type="string">
            <text:p>[[["int"]], [["int", "NUMT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polarsslthreadlock_lock_function failed\\n\""]</text:p>
          </table:table-cell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416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DEBUGF ( fprintf ( stderr , "Error: polarsslthreadlock_unlock_function failed\n" ) )</text:p>
          </table:table-cell>
          <table:table-cell office:value-type="string" calcext:value-type="string">
            <text:p>135:6:3751:3849</text:p>
          </table:table-cell>
          <table:table-cell office:value-type="string" calcext:value-type="string">
            <text:p>/data/download/CMake/cmake-master/cmake-master/Utilities/cmcurl/lib/vtls/polarssl_threadlock.c</text:p>
          </table:table-cell>
          <table:table-cell office:value-type="string" calcext:value-type="string">
            <text:p>[[["int"]], [["int", "NUMT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polarsslthreadlock_unlock_function failed\\n\""]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55524", "True", "ExpressionStatement", "YY_FATAL_ERROR ( \"out of dynamic memory in cmFortran_yy_scan_bytes()\" )"]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55524", "True", "ExpressionStatement", "YY_FATAL_ERROR ( \"out of dynamic memory in cmFortran_yy_scan_bytes()\" )"]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55524", "True", "ExpressionStatement", "YY_FATAL_ERROR ( \"out of dynamic memory in cmFortran_yy_scan_bytes()\" )"]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62987", "True", "ExpressionStatement", "YY_FATAL_ERROR ( \"out of dynamic memory in cmFortran_yy_scan_bytes()\" )"]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62987", "True", "ExpressionStatement", "YY_FATAL_ERROR ( \"out of dynamic memory in cmFortran_yy_scan_bytes()\" )"]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62987", "True", "ExpressionStatement", "YY_FATAL_ERROR ( \"out of dynamic memory in cmFortran_yy_scan_bytes()\" )"]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Fortran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93848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3821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8:4:114:160</text:p>
          </table:table-cell>
          <table:table-cell office:value-type="string" calcext:value-type="string">
            <text:p>/data/download/CMake/cmake-master/cmake-master/Tests/ExportImport/Export/testExe1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3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4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To run a test, enter the test number: " )</text:p>
          </table:table-cell>
          <table:table-cell office:value-type="string" calcext:value-type="string">
            <text:p>84:4:1827:1875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o run a test, enter the test number: 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Available tests:\n" )</text:p>
          </table:table-cell>
          <table:table-cell office:value-type="string" calcext:value-type="string">
            <text:p>80:4:1678:1706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vailable tests:\\n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641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134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714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nc", "1", "="], "* digest"], [["struct digestdata *", "char *", "char *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532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digest -&gt; cnonce"], [["struct digestdata *", "nc", "1", "="], "digest -&gt; nc"], [["struct digestdata *", "nc", "1", "="], "* digest"], [["struct digestdata *", "char *", "char *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512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nc", "1", "="], "* digest"], [["struct digestdata *", "char *", "char *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328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289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algorithm"]], 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char *", "char *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77988", "True", "Label", "case SSH_SFTP_TRANS_INIT :"]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18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18_new.cpp</text:p>
          </table:table-cell>
          <table:table-cell office:value-type="string" calcext:value-type="string">
            <text:p>[[["struct ssh_conn *", "state", "SSH_SFTP_TRANS_INIT", "=="]], [["!", "int"]], [["struct ssh_conn *", "state", "SSH_STOP", "!="]]]</text:p>
          </table:table-cell>
          <table:table-cell office:value-type="string" calcext:value-type="string">
            <text:p>[[["int", "0", "=="]], [["int", "0", "!="]], [["!", "struct ssh_conn *", "acceptfail"]]]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sshc -&gt; readdir_currLen += snprintf ( sshc -&gt; readdir_line + sshc -&gt; readdir_currLen , sshc -&gt; readdir_totalLen - sshc -&gt; readdir_currLen , "\n" )</text:p>
          </table:table-cell>
          <table:table-cell office:value-type="string" calcext:value-type="string">
            <text:p>2132:6:72423:72674</text:p>
          </table:table-cell>
          <table:table-cell office:value-type="string" calcext:value-type="string">
            <text:p>/data/download/CMake/cmake-master/cmake-master/Utilities/cmcurl/lib/ssh.c</text:p>
          </table:table-cell>
          <table:table-cell office:value-type="string" calcext:value-type="string">
            <text:p>[[["struct ssh_conn *", "state", "SSH_SFTP_READDIR_BOTTOM", "=="]], [["!", "int"]], [["struct ssh_conn *", "state", "SSH_STOP", "!="]]]</text:p>
          </table:table-cell>
          <table:table-cell office:value-type="string" calcext:value-type="string">
            <text:p>[[["struct ssh_conn *", "readdir_totalLen", "80", "struct ssh_conn *", "readdir_currLen", "+", "="], "sshc -&gt; readdir_totalLen"], [["struct ssh_conn *", "readdir_totalLen", "4", "struct ssh_conn *", "readdir_len", "+", "+="], "sshc -&gt; readdir_totalLen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sshc -&gt; readdir_currLen"], [["struct ssh_conn *", "readdir_currLen", "strlen", "struct ssh_conn *", "readdir_longentry", "="], "sshc -&gt; readdir_currLen"], [["struct ssh_conn *", "readdir_line", "calloc", "struct ssh_conn *", "readdir_totalLen", "1", "="], "sshc -&gt; readdir_line"], [["struct ssh_conn *", "readdir_line", "NULL", "="], "sshc -&gt; readdir_line"], [["struct ssh_conn *", "readdir_line", "char *", "="], "sshc -&gt; readdir_line"], [["struct ssh_conn *", "actualcode", "CURLE_QUOTE_ERROR", "="], "* sshc"], [["struct ssh_conn *", "actualcode", "CURLcode", "="], "* sshc"], [["struct ssh_conn *", "actualcode", "libssh2_session_error_to_CURLE", "int", "="], "* sshc"], [["struct ssh_conn *", "actualcode", "int", "LIBSSH2_FX_OK", "&gt;=", "sftp_libssh2_error_to_CURLE", "int", "CURLE_SSH", "="], "* sshc"], [["struct ssh_conn *", "authed", "TRUE", "="], "* sshc"], [["struct ssh_conn *", "quote_attrs", "flags", "LIBSSH2_SFTP_ATTR_PERMISSIONS", "="], "* sshc"], [["struct ssh_conn *", "quote_attrs", "flags", "LIBSSH2_SFTP_ATTR_UIDGID", "="], "* sshc"], [["struct ssh_conn *", "actualcode", "libssh2_session_error_to_CURLE", "int", "="], "* sshc"], [["struct ssh_conn *", "actualcode", "CURLE_FAILED_INIT", "="], "* sshc"], [["struct ssh_conn *", "acceptfail", "TRUE", "="], "* sshc"], [["struct ssh_conn *", "readdir_len", "libssh2_sftp_readdir_ex", "struct ssh_conn *", "sftp_handle", "struct ssh_conn *", "readdir_filename", "PATH_MAX", "struct ssh_conn *", "readdir_longentry", "PATH_MAX", "&amp;", "struct ssh_conn *", "readdir_attrs", "="], "* sshc"], [["struct ssh_conn *", "actualcode", "CURLcode", "="], "* sshc"], [["struct ssh_conn *", "readdir_len", "libssh2_sftp_symlink_ex", "struct ssh_conn *", "sftp_session", "struct ssh_conn *", "readdir_linkPath", "curlx_uztoui", "strlen", "struct ssh_conn *", "readdir_linkPath", "struct ssh_conn *", "readdir_filename", "PATH_MAX", "LIBSSH2_SFTP_READLINK", "="], "* sshc"], [["struct ssh_conn *", "quote_attrs", "flags", "LIBSSH2_SFTP_ATTR_UIDGID", "="], "* sshc"], [["struct ssh_conn *", "acceptfail", "FALSE", "="], "* sshc"], [["struct ssh_conn *", "actualcode", "CURLcode", "="], "* sshc"], [["struct ssh_conn *", "quote_item", "struct ssh_conn *", "quote_item", "next", "="], "* sshc"], [["struct ssh_conn *", "acceptfail", "FALSE", "="], "* sshc"], [["struct ssh_conn *", "homedir", "strdup", "char [ PATH_MAX ]", "="], "* sshc"], [["struct ssh_conn *", "sftp_handle", "NULL", "="], "* sshc"], [["struct ssh_conn *", "actualcode", "CURLE_QUOTE_ERROR", "="], "* sshc"], [["struct ssh_conn *", "nextstate", "SSH_SFTP_CLOSE", "="], "* sshc"], [["struct ssh_conn *", "readdir_linkPath", "malloc", "PATH_MAX", "1", "+", "="], "* sshc"], [["struct ssh_conn *", "actualcode", "CURLE_OK", "="], "* sshc"], [["struct ssh_conn *", "orig_waitfor", "struct Curl_easy *", "req", "keepon", "="], "* sshc"], [["struct ssh_conn *", "actualcode", "CURLE_QUOTE_ERROR", "="], "* sshc"], [["struct ssh_conn *", "readdir_line", "calloc", "struct ssh_conn *", "readdir_totalLen", "1", "="], "* sshc"], [["struct ssh_conn *", "ssh_channel", "NULL", "="], "* sshc"], [["struct ssh_conn *", "kh", "NULL", "="], "* sshc"], [["struct ssh_conn *", "sftp_session", "NULL", "="], "* sshc"], [["struct ssh_conn *", "actualcode", "CURLE_OUT_OF_MEMORY", "="], "* sshc"], [["struct ssh_conn *", "actualcode", "CURLE_QUOTE_ERROR", "="], "* sshc"], [["struct ssh_conn *", "actualcode", "CURLcode", "="], "* sshc"], [["struct ssh_conn *", "actualcode", "CURLE_SSH", "="], "* sshc"], [["struct ssh_conn *", "slash_pos", "struct SSHPROTO *", "path", "1", "+", "="], "* sshc"], [["struct ssh_conn *", "authed", "FALSE", "="], "* sshc"], [["struct ssh_conn *", "slash_pos", "strchr", "struct ssh_conn *", "slash_pos", "'/'", "="], "* sshc"], [["struct ssh_conn *", "sshagent_prev_identity", "NULL", "="], "* sshc"], [["struct ssh_conn *", "readdir_longentry", "malloc", "PATH_MAX", "1", "+", "="], "* sshc"], [["struct ssh_conn *", "actualcode", "CURLE_OUT_OF_MEMORY", "="], "* sshc"], [["struct ssh_conn *", "actualcode", "CURLcode", "CURLcode", "CURLE_SSH", "="], "* sshc"], [["struct ssh_conn *", "actualcode", "CURLE_QUOTE_ERROR", "="], "* sshc"], [["struct ssh_conn *", "passphrase", "struct Curl_easy *", "set", "ssl", "key_passwd", "="], "* sshc"], [["struct ssh_conn *", "actualcode", "CURLE_QUOTE_ERROR", "="], "* sshc"], [["struct ssh_conn *", "acceptfail", "TRUE", "="], "* sshc"], [["struct ssh_conn *", "orig_waitfor", "struct Curl_easy *", "req", "keepon", "="], "* sshc"], [["struct ssh_conn *", "quote_item", "struct Curl_easy *", "set", "quote", "="], "* sshc"], [["struct ssh_conn *", "sftp_handle", "NULL", "="], "* sshc"], [["struct ssh_conn *", "authed", "TRUE", "="], "* sshc"], [["struct ssh_conn *", "actualcode", "CURLE_QUOTE_ERROR", "="], "* sshc"], [["struct ssh_conn *", "nextstate", "SSH_NO_STATE", "="], "* sshc"], [["struct ssh_conn *", "nextstate", "SSH_NO_STATE", "="], "* sshc"], [["struct ssh_conn *", "ssh_channel", "libssh2_scp_recv", "struct ssh_conn *", "ssh_session", "struct SSHPROTO *", "path", "&amp;", "sb", "="], "* sshc"], [["struct ssh_conn *", "actualcode", "CURLcode", "CURLcode", "CURLE_SSH", "="], "* sshc"], [["struct ssh_conn *", "actualcode", "CURLE_QUOTE_ERROR", "="], "* sshc"], [["struct ssh_conn *", "actualcode", "CURLcode", "="], "* sshc"], [["struct ssh_conn *", "actualcode", "CURLE_UPLOAD_FAILED", "="], "* sshc"], [["struct ssh_conn *", "actualcode", "CURLE_QUOTE_ERROR", "="], "* sshc"], [["struct ssh_conn *", "sftp_handle", "NULL", "="], "* sshc"], [["struct ssh_conn *", "authed", "TRUE", "="], "* sshc"], [["struct ssh_conn *", "actualcode", "CURLE_QUOTE_ERROR", "="], "* sshc"], [["struct ssh_conn *", "actualcode", "CURLcode", "CURLcode", "CURLE_SSH", "="], "* sshc"], [["struct ssh_conn *", "actualcode", "CURLcode", "="], "* sshc"], [["struct ssh_conn *", "actualcode", "CURLE_OUT_OF_MEMORY", "="], "* sshc"], [["struct ssh_conn *", "authlist", "libssh2_userauth_list", "struct ssh_conn *", "ssh_session", "struct connectdata *", "user", "curlx_uztoui", "strlen", "struct connectdata *", "user", "="], "* sshc"], [["struct ssh_conn *", "sftp_handle", "libssh2_sftp_open_ex", "struct ssh_conn *", "sftp_session", "struct SSHPROTO *", "path", "curlx_uztoui", "strlen", "struct SSHPROTO *", "path", "LIBSSH2_FXF_READ", "struct Curl_easy *", "set", "new_file_perms", "LIBSSH2_SFTP_OPENFILE", "="], "* sshc"], [["struct ssh_conn *", "actualcode", "CURLcode", "="], "* sshc"], [["struct ssh_conn *", "nextstate", "SSH_NO_STATE", "="], "* sshc"], [["struct ssh_conn *", "actualcode", "CURLE_OUT_OF_MEMORY", "="], "* sshc"], [["struct ssh_conn *", "actualcode", "int", "LIBSSH2_FX_OK", "&gt;=", "sftp_libssh2_error_to_CURLE", "int", "CURLE_SSH", "="], "* sshc"], [["struct ssh_conn *", "passphrase", "\"\"", "="], "* sshc"], [["struct ssh_conn *", "actualcode", "CURLcode", "="], "* sshc"], [["struct ssh_conn *", "sftp_session", "libssh2_sftp_init", "struct ssh_conn *", "ssh_session", "="], "* sshc"], [["struct ssh_conn *", "actualcode", "CURLE_LOGIN_DENIED", "="], "* sshc"], [["struct ssh_conn *", "actualcode", "CURLE_QUOTE_ERROR", "="], "* sshc"], [["struct ssh_conn *", "ssh_agent", "libssh2_agent_init", "struct ssh_conn *", "ssh_session", "="], "* sshc"], [["struct ssh_conn *", "actualcode", "CURLE_OUT_OF_MEMORY", "="], "* sshc"], [["struct ssh_conn *", "authed", "TRUE", "="], "* sshc"], [["struct ssh_conn *", "actualcode", "CURLE_FAILED_INIT", "="], "* sshc"], [["struct ssh_conn *", "actualcode", "CURLE_OUT_OF_MEMORY", "="], "* sshc"], [["struct ssh_conn *", "nextstate", "SSH_NO_STATE", "="], "* sshc"], [["struct ssh_conn *", "actualcode", "CURLcode", "="], "* sshc"], [["struct ssh_conn *", "sftp_handle", "libssh2_sftp_open_ex", "struct ssh_conn *", "sftp_session", "struct SSHPROTO *", "path", "curlx_uztoui", "strlen", "struct SSHPROTO *", "path", "0", "0", "LIBSSH2_SFTP_OPENDIR", "="], "* sshc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* sshc"], [["struct ssh_conn *", "authed", "TRUE", "="], "* sshc"], [["struct ssh_conn *", "ssh_channel", "NULL", "="], "* sshc"], [["struct ssh_conn *", "actualcode", "CURLcode", "="], "* sshc"], [["struct ssh_conn *", "secondCreateDirs", "1", "="], "* sshc"], [["struct ssh_conn *", "sftp_handle", "libssh2_sftp_open_ex", "struct ssh_conn *", "sftp_session", "struct SSHPROTO *", "path", "curlx_uztoui", "strlen", "struct SSHPROTO *", "path", "unsigned long", "struct Curl_easy *", "set", "new_file_perms", "LIBSSH2_SFTP_OPENFILE", "="], "* sshc"], [["struct ssh_conn *", "quote_item", "struct Curl_easy *", "set", "postquote", "="], "* sshc"], [["struct ssh_conn *", "actualcode", "CURLE_OUT_OF_MEMORY", "="], "* sshc"], [["struct ssh_conn *", "actualcode", "CURLcode", "="], "* sshc"], [["struct ssh_conn *", "actualcode", "CURLcode", "="], "* sshc"], [["struct ssh_conn *", "nextstate", "SSH_NO_STATE", "="], "* sshc"], [["struct ssh_conn *", "actualcode", "CURLcode", "="], "* sshc"], [["struct ssh_conn *", "actualcode", "libssh2_session_error_to_CURLE", "int", "="], "* sshc"], [["struct ssh_conn *", "actualcode", "CURLcode", "CURLcode", "CURLE_SSH", "="], "* sshc"], [["struct ssh_conn *", "ssh_channel", "SCP_SEND", "struct ssh_conn *", "ssh_session", "struct SSHPROTO *", "path", "struct Curl_easy *", "set", "new_file_perms", "struct Curl_easy *", "state", "infilesize", "="], "* sshc"], [["struct ssh_conn *", "actualcode", "CURLE_OUT_OF_MEMORY", "="], "* sshc"], [["struct ssh_conn *", "actualcode", "CURLE_QUOTE_ERROR", "="], "* sshc"], [["struct ssh_conn *", "sshagent_prev_identity", "NULL", "="], "* sshc"], [["struct ssh_conn *", "actualcode", "CURLE_QUOTE_ERROR", "="], "* sshc"], [["struct ssh_conn *", "sshagent_prev_identity", "struct ssh_conn *", "sshagent_identity", "="], "* sshc"], [["struct ssh_conn *", "struct ssh_conn *", "&amp;", "struct connectdata *", "proto", "struct ssh_conn *", "="], "struct ssh_conn *"], [["struct ssh_conn *", "readdir_currLen", "snprintf", "struct ssh_conn *", "readdir_line", "struct ssh_conn *", "readdir_currLen", "+", "struct ssh_conn *", "readdir_totalLen", "struct ssh_conn *", "readdir_currLen", "-", "\"\\n\"", "+="], "sshc -&gt; readdir_currLen"], [["struct ssh_conn *", "readdir_currLen", "snprintf", "struct ssh_conn *", "readdir_line", "struct ssh_conn *", "readdir_currLen", "+", "struct ssh_conn *", "readdir_totalLen", "struct ssh_conn *", "readdir_currLen", "-", "\"\\n\"", "+="], "* sshc"]]</text:p>
          </table:table-cell>
          <table:table-cell office:value-type="string" calcext:value-type="string">
            <text:p>["\"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301654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fopen", "const char *", "FOPEN_WRITETEXT", "="], "FILE *"], [["FILE *", "stdou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1627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8:4:114:160</text:p>
          </table:table-cell>
          <table:table-cell office:value-type="string" calcext:value-type="string">
            <text:p>/data/download/CMake/cmake-master/cmake-master/Tests/ExportImport/Export/testExe1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3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4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To run a test, enter the test number: " )</text:p>
          </table:table-cell>
          <table:table-cell office:value-type="string" calcext:value-type="string">
            <text:p>84:4:1827:1875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o run a test, enter the test number: 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Available tests:\n" )</text:p>
          </table:table-cell>
          <table:table-cell office:value-type="string" calcext:value-type="string">
            <text:p>80:4:1678:1706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vailable tests: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5447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5940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520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nc", "1", "="], "* digest"], [["struct digestdata *", "char *", "char *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338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digest -&gt; cnonce"], [["struct digestdata *", "nc", "1", "="], "digest -&gt; nc"], [["struct digestdata *", "char *", "char *", "="], "* digest"], [["struct digestdata *", "nc", "1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318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134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095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char *", "char *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385794", "True", "Label", "case SSH_SFTP_TRANS_INIT :"]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27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27_new.cpp</text:p>
          </table:table-cell>
          <table:table-cell office:value-type="string" calcext:value-type="string">
            <text:p>[[["struct ssh_conn *", "state", "SSH_SFTP_TRANS_INIT", "=="]], [["!", "int"]], [["struct ssh_conn *", "state", "SSH_STOP", "!="]]]</text:p>
          </table:table-cell>
          <table:table-cell office:value-type="string" calcext:value-type="string">
            <text:p>[[["int", "0", "=="]], [["int", "0", "!="]], [["!", "struct ssh_conn *", "acceptfail"]]]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sshc -&gt; readdir_currLen += snprintf ( sshc -&gt; readdir_line + sshc -&gt; readdir_currLen , sshc -&gt; readdir_totalLen - sshc -&gt; readdir_currLen , "\n" )</text:p>
          </table:table-cell>
          <table:table-cell office:value-type="string" calcext:value-type="string">
            <text:p>2132:6:72423:72674</text:p>
          </table:table-cell>
          <table:table-cell office:value-type="string" calcext:value-type="string">
            <text:p>/data/download/CMake/cmake-master/cmake-master/Utilities/cmcurl/lib/ssh.c</text:p>
          </table:table-cell>
          <table:table-cell office:value-type="string" calcext:value-type="string">
            <text:p>[[["struct ssh_conn *", "state", "SSH_SFTP_READDIR_BOTTOM", "=="]], [["!", "int"]], [["struct ssh_conn *", "state", "SSH_STOP", "!="]]]</text:p>
          </table:table-cell>
          <table:table-cell office:value-type="string" calcext:value-type="string">
            <text:p>[[["struct ssh_conn *", "readdir_totalLen", "80", "struct ssh_conn *", "readdir_currLen", "+", "="], "sshc -&gt; readdir_totalLen"], [["struct ssh_conn *", "readdir_totalLen", "4", "struct ssh_conn *", "readdir_len", "+", "+="], "sshc -&gt; readdir_totalLen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sshc -&gt; readdir_currLen"], [["struct ssh_conn *", "readdir_currLen", "strlen", "struct ssh_conn *", "readdir_longentry", "="], "sshc -&gt; readdir_currLen"], [["struct ssh_conn *", "readdir_line", "calloc", "struct ssh_conn *", "readdir_totalLen", "1", "="], "sshc -&gt; readdir_line"], [["struct ssh_conn *", "readdir_line", "NULL", "="], "sshc -&gt; readdir_line"], [["struct ssh_conn *", "readdir_line", "char *", "="], "sshc -&gt; readdir_line"], [["struct ssh_conn *", "actualcode", "CURLE_QUOTE_ERROR", "="], "* sshc"], [["struct ssh_conn *", "actualcode", "CURLcode", "="], "* sshc"], [["struct ssh_conn *", "actualcode", "libssh2_session_error_to_CURLE", "int", "="], "* sshc"], [["struct ssh_conn *", "actualcode", "int", "LIBSSH2_FX_OK", "&gt;=", "sftp_libssh2_error_to_CURLE", "int", "CURLE_SSH", "="], "* sshc"], [["struct ssh_conn *", "authed", "TRUE", "="], "* sshc"], [["struct ssh_conn *", "quote_attrs", "flags", "LIBSSH2_SFTP_ATTR_PERMISSIONS", "="], "* sshc"], [["struct ssh_conn *", "quote_attrs", "flags", "LIBSSH2_SFTP_ATTR_UIDGID", "="], "* sshc"], [["struct ssh_conn *", "actualcode", "libssh2_session_error_to_CURLE", "int", "="], "* sshc"], [["struct ssh_conn *", "actualcode", "CURLE_FAILED_INIT", "="], "* sshc"], [["struct ssh_conn *", "acceptfail", "TRUE", "="], "* sshc"], [["struct ssh_conn *", "readdir_len", "libssh2_sftp_readdir_ex", "struct ssh_conn *", "sftp_handle", "struct ssh_conn *", "readdir_filename", "PATH_MAX", "struct ssh_conn *", "readdir_longentry", "PATH_MAX", "&amp;", "struct ssh_conn *", "readdir_attrs", "="], "* sshc"], [["struct ssh_conn *", "actualcode", "CURLcode", "="], "* sshc"], [["struct ssh_conn *", "readdir_len", "libssh2_sftp_symlink_ex", "struct ssh_conn *", "sftp_session", "struct ssh_conn *", "readdir_linkPath", "curlx_uztoui", "strlen", "struct ssh_conn *", "readdir_linkPath", "struct ssh_conn *", "readdir_filename", "PATH_MAX", "LIBSSH2_SFTP_READLINK", "="], "* sshc"], [["struct ssh_conn *", "quote_attrs", "flags", "LIBSSH2_SFTP_ATTR_UIDGID", "="], "* sshc"], [["struct ssh_conn *", "acceptfail", "FALSE", "="], "* sshc"], [["struct ssh_conn *", "actualcode", "CURLcode", "="], "* sshc"], [["struct ssh_conn *", "quote_item", "struct ssh_conn *", "quote_item", "next", "="], "* sshc"], [["struct ssh_conn *", "acceptfail", "FALSE", "="], "* sshc"], [["struct ssh_conn *", "homedir", "strdup", "char [ PATH_MAX ]", "="], "* sshc"], [["struct ssh_conn *", "sftp_handle", "NULL", "="], "* sshc"], [["struct ssh_conn *", "actualcode", "CURLE_QUOTE_ERROR", "="], "* sshc"], [["struct ssh_conn *", "nextstate", "SSH_SFTP_CLOSE", "="], "* sshc"], [["struct ssh_conn *", "readdir_linkPath", "malloc", "PATH_MAX", "1", "+", "="], "* sshc"], [["struct ssh_conn *", "actualcode", "CURLE_OK", "="], "* sshc"], [["struct ssh_conn *", "orig_waitfor", "struct Curl_easy *", "req", "keepon", "="], "* sshc"], [["struct ssh_conn *", "actualcode", "CURLE_QUOTE_ERROR", "="], "* sshc"], [["struct ssh_conn *", "readdir_line", "calloc", "struct ssh_conn *", "readdir_totalLen", "1", "="], "* sshc"], [["struct ssh_conn *", "ssh_channel", "NULL", "="], "* sshc"], [["struct ssh_conn *", "kh", "NULL", "="], "* sshc"], [["struct ssh_conn *", "sftp_session", "NULL", "="], "* sshc"], [["struct ssh_conn *", "actualcode", "CURLE_OUT_OF_MEMORY", "="], "* sshc"], [["struct ssh_conn *", "actualcode", "CURLE_QUOTE_ERROR", "="], "* sshc"], [["struct ssh_conn *", "actualcode", "CURLcode", "="], "* sshc"], [["struct ssh_conn *", "actualcode", "CURLE_SSH", "="], "* sshc"], [["struct ssh_conn *", "slash_pos", "struct SSHPROTO *", "path", "1", "+", "="], "* sshc"], [["struct ssh_conn *", "authed", "FALSE", "="], "* sshc"], [["struct ssh_conn *", "slash_pos", "strchr", "struct ssh_conn *", "slash_pos", "'/'", "="], "* sshc"], [["struct ssh_conn *", "sshagent_prev_identity", "NULL", "="], "* sshc"], [["struct ssh_conn *", "readdir_longentry", "malloc", "PATH_MAX", "1", "+", "="], "* sshc"], [["struct ssh_conn *", "actualcode", "CURLE_OUT_OF_MEMORY", "="], "* sshc"], [["struct ssh_conn *", "actualcode", "CURLcode", "CURLcode", "CURLE_SSH", "="], "* sshc"], [["struct ssh_conn *", "actualcode", "CURLE_QUOTE_ERROR", "="], "* sshc"], [["struct ssh_conn *", "passphrase", "struct Curl_easy *", "set", "ssl", "key_passwd", "="], "* sshc"], [["struct ssh_conn *", "actualcode", "CURLE_QUOTE_ERROR", "="], "* sshc"], [["struct ssh_conn *", "acceptfail", "TRUE", "="], "* sshc"], [["struct ssh_conn *", "orig_waitfor", "struct Curl_easy *", "req", "keepon", "="], "* sshc"], [["struct ssh_conn *", "quote_item", "struct Curl_easy *", "set", "quote", "="], "* sshc"], [["struct ssh_conn *", "sftp_handle", "NULL", "="], "* sshc"], [["struct ssh_conn *", "authed", "TRUE", "="], "* sshc"], [["struct ssh_conn *", "actualcode", "CURLE_QUOTE_ERROR", "="], "* sshc"], [["struct ssh_conn *", "nextstate", "SSH_NO_STATE", "="], "* sshc"], [["struct ssh_conn *", "nextstate", "SSH_NO_STATE", "="], "* sshc"], [["struct ssh_conn *", "ssh_channel", "libssh2_scp_recv", "struct ssh_conn *", "ssh_session", "struct SSHPROTO *", "path", "&amp;", "sb", "="], "* sshc"], [["struct ssh_conn *", "actualcode", "CURLcode", "CURLcode", "CURLE_SSH", "="], "* sshc"], [["struct ssh_conn *", "actualcode", "CURLE_QUOTE_ERROR", "="], "* sshc"], [["struct ssh_conn *", "actualcode", "CURLcode", "="], "* sshc"], [["struct ssh_conn *", "actualcode", "CURLE_UPLOAD_FAILED", "="], "* sshc"], [["struct ssh_conn *", "actualcode", "CURLE_QUOTE_ERROR", "="], "* sshc"], [["struct ssh_conn *", "sftp_handle", "NULL", "="], "* sshc"], [["struct ssh_conn *", "authed", "TRUE", "="], "* sshc"], [["struct ssh_conn *", "actualcode", "CURLE_QUOTE_ERROR", "="], "* sshc"], [["struct ssh_conn *", "actualcode", "CURLcode", "CURLcode", "CURLE_SSH", "="], "* sshc"], [["struct ssh_conn *", "actualcode", "CURLcode", "="], "* sshc"], [["struct ssh_conn *", "actualcode", "CURLE_OUT_OF_MEMORY", "="], "* sshc"], [["struct ssh_conn *", "authlist", "libssh2_userauth_list", "struct ssh_conn *", "ssh_session", "struct connectdata *", "user", "curlx_uztoui", "strlen", "struct connectdata *", "user", "="], "* sshc"], [["struct ssh_conn *", "sftp_handle", "libssh2_sftp_open_ex", "struct ssh_conn *", "sftp_session", "struct SSHPROTO *", "path", "curlx_uztoui", "strlen", "struct SSHPROTO *", "path", "LIBSSH2_FXF_READ", "struct Curl_easy *", "set", "new_file_perms", "LIBSSH2_SFTP_OPENFILE", "="], "* sshc"], [["struct ssh_conn *", "actualcode", "CURLcode", "="], "* sshc"], [["struct ssh_conn *", "nextstate", "SSH_NO_STATE", "="], "* sshc"], [["struct ssh_conn *", "actualcode", "CURLE_OUT_OF_MEMORY", "="], "* sshc"], [["struct ssh_conn *", "actualcode", "int", "LIBSSH2_FX_OK", "&gt;=", "sftp_libssh2_error_to_CURLE", "int", "CURLE_SSH", "="], "* sshc"], [["struct ssh_conn *", "passphrase", "\"\"", "="], "* sshc"], [["struct ssh_conn *", "actualcode", "CURLcode", "="], "* sshc"], [["struct ssh_conn *", "sftp_session", "libssh2_sftp_init", "struct ssh_conn *", "ssh_session", "="], "* sshc"], [["struct ssh_conn *", "actualcode", "CURLE_LOGIN_DENIED", "="], "* sshc"], [["struct ssh_conn *", "actualcode", "CURLE_QUOTE_ERROR", "="], "* sshc"], [["struct ssh_conn *", "ssh_agent", "libssh2_agent_init", "struct ssh_conn *", "ssh_session", "="], "* sshc"], [["struct ssh_conn *", "actualcode", "CURLE_OUT_OF_MEMORY", "="], "* sshc"], [["struct ssh_conn *", "authed", "TRUE", "="], "* sshc"], [["struct ssh_conn *", "actualcode", "CURLE_FAILED_INIT", "="], "* sshc"], [["struct ssh_conn *", "actualcode", "CURLE_OUT_OF_MEMORY", "="], "* sshc"], [["struct ssh_conn *", "nextstate", "SSH_NO_STATE", "="], "* sshc"], [["struct ssh_conn *", "actualcode", "CURLcode", "="], "* sshc"], [["struct ssh_conn *", "sftp_handle", "libssh2_sftp_open_ex", "struct ssh_conn *", "sftp_session", "struct SSHPROTO *", "path", "curlx_uztoui", "strlen", "struct SSHPROTO *", "path", "0", "0", "LIBSSH2_SFTP_OPENDIR", "="], "* sshc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* sshc"], [["struct ssh_conn *", "authed", "TRUE", "="], "* sshc"], [["struct ssh_conn *", "ssh_channel", "NULL", "="], "* sshc"], [["struct ssh_conn *", "actualcode", "CURLcode", "="], "* sshc"], [["struct ssh_conn *", "secondCreateDirs", "1", "="], "* sshc"], [["struct ssh_conn *", "sftp_handle", "libssh2_sftp_open_ex", "struct ssh_conn *", "sftp_session", "struct SSHPROTO *", "path", "curlx_uztoui", "strlen", "struct SSHPROTO *", "path", "unsigned long", "struct Curl_easy *", "set", "new_file_perms", "LIBSSH2_SFTP_OPENFILE", "="], "* sshc"], [["struct ssh_conn *", "quote_item", "struct Curl_easy *", "set", "postquote", "="], "* sshc"], [["struct ssh_conn *", "actualcode", "CURLE_OUT_OF_MEMORY", "="], "* sshc"], [["struct ssh_conn *", "actualcode", "CURLcode", "="], "* sshc"], [["struct ssh_conn *", "actualcode", "CURLcode", "="], "* sshc"], [["struct ssh_conn *", "nextstate", "SSH_NO_STATE", "="], "* sshc"], [["struct ssh_conn *", "actualcode", "CURLcode", "="], "* sshc"], [["struct ssh_conn *", "actualcode", "libssh2_session_error_to_CURLE", "int", "="], "* sshc"], [["struct ssh_conn *", "actualcode", "CURLcode", "CURLcode", "CURLE_SSH", "="], "* sshc"], [["struct ssh_conn *", "ssh_channel", "SCP_SEND", "struct ssh_conn *", "ssh_session", "struct SSHPROTO *", "path", "struct Curl_easy *", "set", "new_file_perms", "struct Curl_easy *", "state", "infilesize", "="], "* sshc"], [["struct ssh_conn *", "actualcode", "CURLE_OUT_OF_MEMORY", "="], "* sshc"], [["struct ssh_conn *", "actualcode", "CURLE_QUOTE_ERROR", "="], "* sshc"], [["struct ssh_conn *", "sshagent_prev_identity", "NULL", "="], "* sshc"], [["struct ssh_conn *", "actualcode", "CURLE_QUOTE_ERROR", "="], "* sshc"], [["struct ssh_conn *", "sshagent_prev_identity", "struct ssh_conn *", "sshagent_identity", "="], "* sshc"], [["struct ssh_conn *", "struct ssh_conn *", "&amp;", "struct connectdata *", "proto", "struct ssh_conn *", "="], "struct ssh_conn *"], [["struct ssh_conn *", "readdir_currLen", "snprintf", "struct ssh_conn *", "readdir_line", "struct ssh_conn *", "readdir_currLen", "+", "struct ssh_conn *", "readdir_totalLen", "struct ssh_conn *", "readdir_currLen", "-", "\"\\n\"", "+="], "sshc -&gt; readdir_currLen"], [["struct ssh_conn *", "readdir_currLen", "snprintf", "struct ssh_conn *", "readdir_line", "struct ssh_conn *", "readdir_currLen", "+", "struct ssh_conn *", "readdir_totalLen", "struct ssh_conn *", "readdir_currLen", "-", "\"\\n\"", "+="], "* sshc"]]</text:p>
          </table:table-cell>
          <table:table-cell office:value-type="string" calcext:value-type="string">
            <text:p>["\"\\n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402030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2003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8:4:114:160</text:p>
          </table:table-cell>
          <table:table-cell office:value-type="string" calcext:value-type="string">
            <text:p>/data/download/CMake/cmake-master/cmake-master/Tests/ExportImport/Export/testExe1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3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4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To run a test, enter the test number: " )</text:p>
          </table:table-cell>
          <table:table-cell office:value-type="string" calcext:value-type="string">
            <text:p>84:4:1827:1875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o run a test, enter the test number: 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Available tests:\n" )</text:p>
          </table:table-cell>
          <table:table-cell office:value-type="string" calcext:value-type="string">
            <text:p>80:4:1678:1706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vailable tests:\\n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956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449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2029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847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digest -&gt; cnonce"], [["struct digestdata *", "nc", "1", "="], "digest -&gt; nc"], [["struct digestdata *", "char *", "char *", "="], "* digest"], [["struct digestdata *", "nc", "1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827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643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604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algorithm"]], 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], "* digest"], [["struct digestdata *", "char *", "char *", "="], "* digest"], [["struct digestdata *", "nc", "1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489303", "True", "Label", "case SSH_SFTP_TRANS_INIT :"]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3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36_new.cpp</text:p>
          </table:table-cell>
          <table:table-cell office:value-type="string" calcext:value-type="string">
            <text:p>[[["struct ssh_conn *", "state", "SSH_SFTP_TRANS_INIT", "=="]], [["!", "int"]], [["struct ssh_conn *", "state", "SSH_STOP", "!="]]]</text:p>
          </table:table-cell>
          <table:table-cell office:value-type="string" calcext:value-type="string">
            <text:p>[[["int", "0", "=="]], [["int", "0", "!="]], [["!", "struct ssh_conn *", "acceptfail"]]]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sshc -&gt; readdir_currLen += snprintf ( sshc -&gt; readdir_line + sshc -&gt; readdir_currLen , sshc -&gt; readdir_totalLen - sshc -&gt; readdir_currLen , "\n" )</text:p>
          </table:table-cell>
          <table:table-cell office:value-type="string" calcext:value-type="string">
            <text:p>2132:6:72423:72674</text:p>
          </table:table-cell>
          <table:table-cell office:value-type="string" calcext:value-type="string">
            <text:p>/data/download/CMake/cmake-master/cmake-master/Utilities/cmcurl/lib/ssh.c</text:p>
          </table:table-cell>
          <table:table-cell office:value-type="string" calcext:value-type="string">
            <text:p>[[["struct ssh_conn *", "state", "SSH_SFTP_READDIR_BOTTOM", "=="]], [["!", "int"]], [["struct ssh_conn *", "state", "SSH_STOP", "!="]]]</text:p>
          </table:table-cell>
          <table:table-cell office:value-type="string" calcext:value-type="string">
            <text:p>[[["struct ssh_conn *", "readdir_totalLen", "80", "struct ssh_conn *", "readdir_currLen", "+", "="], "sshc -&gt; readdir_totalLen"], [["struct ssh_conn *", "readdir_totalLen", "4", "struct ssh_conn *", "readdir_len", "+", "+="], "sshc -&gt; readdir_totalLen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sshc -&gt; readdir_currLen"], [["struct ssh_conn *", "readdir_currLen", "strlen", "struct ssh_conn *", "readdir_longentry", "="], "sshc -&gt; readdir_currLen"], [["struct ssh_conn *", "readdir_line", "calloc", "struct ssh_conn *", "readdir_totalLen", "1", "="], "sshc -&gt; readdir_line"], [["struct ssh_conn *", "readdir_line", "NULL", "="], "sshc -&gt; readdir_line"], [["struct ssh_conn *", "readdir_line", "char *", "="], "sshc -&gt; readdir_line"], [["struct ssh_conn *", "actualcode", "CURLE_QUOTE_ERROR", "="], "* sshc"], [["struct ssh_conn *", "actualcode", "CURLcode", "="], "* sshc"], [["struct ssh_conn *", "actualcode", "libssh2_session_error_to_CURLE", "int", "="], "* sshc"], [["struct ssh_conn *", "actualcode", "int", "LIBSSH2_FX_OK", "&gt;=", "sftp_libssh2_error_to_CURLE", "int", "CURLE_SSH", "="], "* sshc"], [["struct ssh_conn *", "authed", "TRUE", "="], "* sshc"], [["struct ssh_conn *", "quote_attrs", "flags", "LIBSSH2_SFTP_ATTR_PERMISSIONS", "="], "* sshc"], [["struct ssh_conn *", "quote_attrs", "flags", "LIBSSH2_SFTP_ATTR_UIDGID", "="], "* sshc"], [["struct ssh_conn *", "actualcode", "libssh2_session_error_to_CURLE", "int", "="], "* sshc"], [["struct ssh_conn *", "actualcode", "CURLE_FAILED_INIT", "="], "* sshc"], [["struct ssh_conn *", "acceptfail", "TRUE", "="], "* sshc"], [["struct ssh_conn *", "readdir_len", "libssh2_sftp_readdir_ex", "struct ssh_conn *", "sftp_handle", "struct ssh_conn *", "readdir_filename", "PATH_MAX", "struct ssh_conn *", "readdir_longentry", "PATH_MAX", "&amp;", "struct ssh_conn *", "readdir_attrs", "="], "* sshc"], [["struct ssh_conn *", "actualcode", "CURLcode", "="], "* sshc"], [["struct ssh_conn *", "readdir_len", "libssh2_sftp_symlink_ex", "struct ssh_conn *", "sftp_session", "struct ssh_conn *", "readdir_linkPath", "curlx_uztoui", "strlen", "struct ssh_conn *", "readdir_linkPath", "struct ssh_conn *", "readdir_filename", "PATH_MAX", "LIBSSH2_SFTP_READLINK", "="], "* sshc"], [["struct ssh_conn *", "quote_attrs", "flags", "LIBSSH2_SFTP_ATTR_UIDGID", "="], "* sshc"], [["struct ssh_conn *", "acceptfail", "FALSE", "="], "* sshc"], [["struct ssh_conn *", "actualcode", "CURLcode", "="], "* sshc"], [["struct ssh_conn *", "quote_item", "struct ssh_conn *", "quote_item", "next", "="], "* sshc"], [["struct ssh_conn *", "acceptfail", "FALSE", "="], "* sshc"], [["struct ssh_conn *", "homedir", "strdup", "char [ PATH_MAX ]", "="], "* sshc"], [["struct ssh_conn *", "sftp_handle", "NULL", "="], "* sshc"], [["struct ssh_conn *", "actualcode", "CURLE_QUOTE_ERROR", "="], "* sshc"], [["struct ssh_conn *", "nextstate", "SSH_SFTP_CLOSE", "="], "* sshc"], [["struct ssh_conn *", "readdir_linkPath", "malloc", "PATH_MAX", "1", "+", "="], "* sshc"], [["struct ssh_conn *", "actualcode", "CURLE_OK", "="], "* sshc"], [["struct ssh_conn *", "orig_waitfor", "struct Curl_easy *", "req", "keepon", "="], "* sshc"], [["struct ssh_conn *", "actualcode", "CURLE_QUOTE_ERROR", "="], "* sshc"], [["struct ssh_conn *", "readdir_line", "calloc", "struct ssh_conn *", "readdir_totalLen", "1", "="], "* sshc"], [["struct ssh_conn *", "ssh_channel", "NULL", "="], "* sshc"], [["struct ssh_conn *", "kh", "NULL", "="], "* sshc"], [["struct ssh_conn *", "sftp_session", "NULL", "="], "* sshc"], [["struct ssh_conn *", "actualcode", "CURLE_OUT_OF_MEMORY", "="], "* sshc"], [["struct ssh_conn *", "actualcode", "CURLE_QUOTE_ERROR", "="], "* sshc"], [["struct ssh_conn *", "actualcode", "CURLcode", "="], "* sshc"], [["struct ssh_conn *", "actualcode", "CURLE_SSH", "="], "* sshc"], [["struct ssh_conn *", "slash_pos", "struct SSHPROTO *", "path", "1", "+", "="], "* sshc"], [["struct ssh_conn *", "authed", "FALSE", "="], "* sshc"], [["struct ssh_conn *", "slash_pos", "strchr", "struct ssh_conn *", "slash_pos", "'/'", "="], "* sshc"], [["struct ssh_conn *", "sshagent_prev_identity", "NULL", "="], "* sshc"], [["struct ssh_conn *", "readdir_longentry", "malloc", "PATH_MAX", "1", "+", "="], "* sshc"], [["struct ssh_conn *", "actualcode", "CURLE_OUT_OF_MEMORY", "="], "* sshc"], [["struct ssh_conn *", "actualcode", "CURLcode", "CURLcode", "CURLE_SSH", "="], "* sshc"], [["struct ssh_conn *", "actualcode", "CURLE_QUOTE_ERROR", "="], "* sshc"], [["struct ssh_conn *", "passphrase", "struct Curl_easy *", "set", "ssl", "key_passwd", "="], "* sshc"], [["struct ssh_conn *", "actualcode", "CURLE_QUOTE_ERROR", "="], "* sshc"], [["struct ssh_conn *", "acceptfail", "TRUE", "="], "* sshc"], [["struct ssh_conn *", "orig_waitfor", "struct Curl_easy *", "req", "keepon", "="], "* sshc"], [["struct ssh_conn *", "quote_item", "struct Curl_easy *", "set", "quote", "="], "* sshc"], [["struct ssh_conn *", "sftp_handle", "NULL", "="], "* sshc"], [["struct ssh_conn *", "authed", "TRUE", "="], "* sshc"], [["struct ssh_conn *", "actualcode", "CURLE_QUOTE_ERROR", "="], "* sshc"], [["struct ssh_conn *", "nextstate", "SSH_NO_STATE", "="], "* sshc"], [["struct ssh_conn *", "nextstate", "SSH_NO_STATE", "="], "* sshc"], [["struct ssh_conn *", "ssh_channel", "libssh2_scp_recv", "struct ssh_conn *", "ssh_session", "struct SSHPROTO *", "path", "&amp;", "sb", "="], "* sshc"], [["struct ssh_conn *", "actualcode", "CURLcode", "CURLcode", "CURLE_SSH", "="], "* sshc"], [["struct ssh_conn *", "actualcode", "CURLE_QUOTE_ERROR", "="], "* sshc"], [["struct ssh_conn *", "actualcode", "CURLcode", "="], "* sshc"], [["struct ssh_conn *", "actualcode", "CURLE_UPLOAD_FAILED", "="], "* sshc"], [["struct ssh_conn *", "actualcode", "CURLE_QUOTE_ERROR", "="], "* sshc"], [["struct ssh_conn *", "sftp_handle", "NULL", "="], "* sshc"], [["struct ssh_conn *", "authed", "TRUE", "="], "* sshc"], [["struct ssh_conn *", "actualcode", "CURLE_QUOTE_ERROR", "="], "* sshc"], [["struct ssh_conn *", "actualcode", "CURLcode", "CURLcode", "CURLE_SSH", "="], "* sshc"], [["struct ssh_conn *", "actualcode", "CURLcode", "="], "* sshc"], [["struct ssh_conn *", "actualcode", "CURLE_OUT_OF_MEMORY", "="], "* sshc"], [["struct ssh_conn *", "authlist", "libssh2_userauth_list", "struct ssh_conn *", "ssh_session", "struct connectdata *", "user", "curlx_uztoui", "strlen", "struct connectdata *", "user", "="], "* sshc"], [["struct ssh_conn *", "sftp_handle", "libssh2_sftp_open_ex", "struct ssh_conn *", "sftp_session", "struct SSHPROTO *", "path", "curlx_uztoui", "strlen", "struct SSHPROTO *", "path", "LIBSSH2_FXF_READ", "struct Curl_easy *", "set", "new_file_perms", "LIBSSH2_SFTP_OPENFILE", "="], "* sshc"], [["struct ssh_conn *", "actualcode", "CURLcode", "="], "* sshc"], [["struct ssh_conn *", "nextstate", "SSH_NO_STATE", "="], "* sshc"], [["struct ssh_conn *", "actualcode", "CURLE_OUT_OF_MEMORY", "="], "* sshc"], [["struct ssh_conn *", "actualcode", "int", "LIBSSH2_FX_OK", "&gt;=", "sftp_libssh2_error_to_CURLE", "int", "CURLE_SSH", "="], "* sshc"], [["struct ssh_conn *", "passphrase", "\"\"", "="], "* sshc"], [["struct ssh_conn *", "actualcode", "CURLcode", "="], "* sshc"], [["struct ssh_conn *", "sftp_session", "libssh2_sftp_init", "struct ssh_conn *", "ssh_session", "="], "* sshc"], [["struct ssh_conn *", "actualcode", "CURLE_LOGIN_DENIED", "="], "* sshc"], [["struct ssh_conn *", "actualcode", "CURLE_QUOTE_ERROR", "="], "* sshc"], [["struct ssh_conn *", "ssh_agent", "libssh2_agent_init", "struct ssh_conn *", "ssh_session", "="], "* sshc"], [["struct ssh_conn *", "actualcode", "CURLE_OUT_OF_MEMORY", "="], "* sshc"], [["struct ssh_conn *", "authed", "TRUE", "="], "* sshc"], [["struct ssh_conn *", "actualcode", "CURLE_FAILED_INIT", "="], "* sshc"], [["struct ssh_conn *", "actualcode", "CURLE_OUT_OF_MEMORY", "="], "* sshc"], [["struct ssh_conn *", "nextstate", "SSH_NO_STATE", "="], "* sshc"], [["struct ssh_conn *", "actualcode", "CURLcode", "="], "* sshc"], [["struct ssh_conn *", "sftp_handle", "libssh2_sftp_open_ex", "struct ssh_conn *", "sftp_session", "struct SSHPROTO *", "path", "curlx_uztoui", "strlen", "struct SSHPROTO *", "path", "0", "0", "LIBSSH2_SFTP_OPENDIR", "="], "* sshc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* sshc"], [["struct ssh_conn *", "authed", "TRUE", "="], "* sshc"], [["struct ssh_conn *", "ssh_channel", "NULL", "="], "* sshc"], [["struct ssh_conn *", "actualcode", "CURLcode", "="], "* sshc"], [["struct ssh_conn *", "secondCreateDirs", "1", "="], "* sshc"], [["struct ssh_conn *", "sftp_handle", "libssh2_sftp_open_ex", "struct ssh_conn *", "sftp_session", "struct SSHPROTO *", "path", "curlx_uztoui", "strlen", "struct SSHPROTO *", "path", "unsigned long", "struct Curl_easy *", "set", "new_file_perms", "LIBSSH2_SFTP_OPENFILE", "="], "* sshc"], [["struct ssh_conn *", "quote_item", "struct Curl_easy *", "set", "postquote", "="], "* sshc"], [["struct ssh_conn *", "actualcode", "CURLE_OUT_OF_MEMORY", "="], "* sshc"], [["struct ssh_conn *", "actualcode", "CURLcode", "="], "* sshc"], [["struct ssh_conn *", "actualcode", "CURLcode", "="], "* sshc"], [["struct ssh_conn *", "nextstate", "SSH_NO_STATE", "="], "* sshc"], [["struct ssh_conn *", "actualcode", "CURLcode", "="], "* sshc"], [["struct ssh_conn *", "actualcode", "libssh2_session_error_to_CURLE", "int", "="], "* sshc"], [["struct ssh_conn *", "actualcode", "CURLcode", "CURLcode", "CURLE_SSH", "="], "* sshc"], [["struct ssh_conn *", "ssh_channel", "SCP_SEND", "struct ssh_conn *", "ssh_session", "struct SSHPROTO *", "path", "struct Curl_easy *", "set", "new_file_perms", "struct Curl_easy *", "state", "infilesize", "="], "* sshc"], [["struct ssh_conn *", "actualcode", "CURLE_OUT_OF_MEMORY", "="], "* sshc"], [["struct ssh_conn *", "actualcode", "CURLE_QUOTE_ERROR", "="], "* sshc"], [["struct ssh_conn *", "sshagent_prev_identity", "NULL", "="], "* sshc"], [["struct ssh_conn *", "actualcode", "CURLE_QUOTE_ERROR", "="], "* sshc"], [["struct ssh_conn *", "sshagent_prev_identity", "struct ssh_conn *", "sshagent_identity", "="], "* sshc"], [["struct ssh_conn *", "struct ssh_conn *", "&amp;", "struct connectdata *", "proto", "struct ssh_conn *", "="], "struct ssh_conn *"], [["struct ssh_conn *", "readdir_currLen", "snprintf", "struct ssh_conn *", "readdir_line", "struct ssh_conn *", "readdir_currLen", "+", "struct ssh_conn *", "readdir_totalLen", "struct ssh_conn *", "readdir_currLen", "-", "\"\\n\"", "+="], "sshc -&gt; readdir_currLen"], [["struct ssh_conn *", "readdir_currLen", "snprintf", "struct ssh_conn *", "readdir_line", "struct ssh_conn *", "readdir_currLen", "+", "struct ssh_conn *", "readdir_totalLen", "struct ssh_conn *", "readdir_currLen", "-", "\"\\n\"", "+="], "* sshc"]]</text:p>
          </table:table-cell>
          <table:table-cell office:value-type="string" calcext:value-type="string">
            <text:p>["\"\\n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516840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16813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8:4:114:160</text:p>
          </table:table-cell>
          <table:table-cell office:value-type="string" calcext:value-type="string">
            <text:p>/data/download/CMake/cmake-master/cmake-master/Tests/ExportImport/Export/testExe1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3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fprintf ( stderr , "Must specify output file.\n" )</text:p>
          </table:table-cell>
          <table:table-cell office:value-type="string" calcext:value-type="string">
            <text:p>6:4:83:129</text:p>
          </table:table-cell>
          <table:table-cell office:value-type="string" calcext:value-type="string">
            <text:p>/data/download/CMake/cmake-master/cmake-master/Tests/ExportImport/Export/testExe4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ust specify output file.\\n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To run a test, enter the test number: " )</text:p>
          </table:table-cell>
          <table:table-cell office:value-type="string" calcext:value-type="string">
            <text:p>84:4:1827:1875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o run a test, enter the test number: 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printf ( "Available tests:\n" )</text:p>
          </table:table-cell>
          <table:table-cell office:value-type="string" calcext:value-type="string">
            <text:p>80:4:1678:1706</text:p>
          </table:table-cell>
          <table:table-cell office:value-type="string" calcext:value-type="string">
            <text:p>/data/download/CMake/cmake-master/cmake-master/Source/kwsys/cmsysTestsC.c</text:p>
          </table:table-cell>
          <table:table-cell office:value-type="string" calcext:value-type="string">
            <text:p>[[["int", "2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vailable tests:\\n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5117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5610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8190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8008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digest -&gt; cnonce"], [["struct digestdata *", "nc", "1", "="], "digest -&gt; nc"], [["struct digestdata *", "nc", "1", "="], "* digest"], [["struct digestdata *", "char *", "char *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988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804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char *", "char *", "="], "* digest"], [["struct digestdata *", "nc", "1", "="], "* digest"], [["struct digestdata *", "nc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765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605462", "True", "Label", "case SSH_SFTP_TRANS_INIT :"]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4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46_new.cpp</text:p>
          </table:table-cell>
          <table:table-cell office:value-type="string" calcext:value-type="string">
            <text:p>[[["struct ssh_conn *", "state", "SSH_SFTP_TRANS_INIT", "=="]], [["!", "int"]], [["struct ssh_conn *", "state", "SSH_STOP", "!="]]]</text:p>
          </table:table-cell>
          <table:table-cell office:value-type="string" calcext:value-type="string">
            <text:p>[[["int", "0", "=="]], [["int", "0", "!="]], [["!", "struct ssh_conn *", "acceptfail"]]]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sshc -&gt; readdir_currLen += snprintf ( sshc -&gt; readdir_line + sshc -&gt; readdir_currLen , sshc -&gt; readdir_totalLen - sshc -&gt; readdir_currLen , "\n" )</text:p>
          </table:table-cell>
          <table:table-cell office:value-type="string" calcext:value-type="string">
            <text:p>2132:6:72423:72674</text:p>
          </table:table-cell>
          <table:table-cell office:value-type="string" calcext:value-type="string">
            <text:p>/data/download/CMake/cmake-master/cmake-master/Utilities/cmcurl/lib/ssh.c</text:p>
          </table:table-cell>
          <table:table-cell office:value-type="string" calcext:value-type="string">
            <text:p>[[["struct ssh_conn *", "state", "SSH_SFTP_READDIR_BOTTOM", "=="]], [["!", "int"]], [["struct ssh_conn *", "state", "SSH_STOP", "!="]]]</text:p>
          </table:table-cell>
          <table:table-cell office:value-type="string" calcext:value-type="string">
            <text:p>[[["struct ssh_conn *", "readdir_totalLen", "80", "struct ssh_conn *", "readdir_currLen", "+", "="], "sshc -&gt; readdir_totalLen"], [["struct ssh_conn *", "readdir_totalLen", "4", "struct ssh_conn *", "readdir_len", "+", "+="], "sshc -&gt; readdir_totalLen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sshc -&gt; readdir_currLen"], [["struct ssh_conn *", "readdir_currLen", "strlen", "struct ssh_conn *", "readdir_longentry", "="], "sshc -&gt; readdir_currLen"], [["struct ssh_conn *", "readdir_line", "calloc", "struct ssh_conn *", "readdir_totalLen", "1", "="], "sshc -&gt; readdir_line"], [["struct ssh_conn *", "readdir_line", "NULL", "="], "sshc -&gt; readdir_line"], [["struct ssh_conn *", "readdir_line", "char *", "="], "sshc -&gt; readdir_line"], [["struct ssh_conn *", "actualcode", "CURLE_QUOTE_ERROR", "="], "* sshc"], [["struct ssh_conn *", "actualcode", "CURLcode", "="], "* sshc"], [["struct ssh_conn *", "actualcode", "libssh2_session_error_to_CURLE", "int", "="], "* sshc"], [["struct ssh_conn *", "actualcode", "int", "LIBSSH2_FX_OK", "&gt;=", "sftp_libssh2_error_to_CURLE", "int", "CURLE_SSH", "="], "* sshc"], [["struct ssh_conn *", "authed", "TRUE", "="], "* sshc"], [["struct ssh_conn *", "quote_attrs", "flags", "LIBSSH2_SFTP_ATTR_PERMISSIONS", "="], "* sshc"], [["struct ssh_conn *", "quote_attrs", "flags", "LIBSSH2_SFTP_ATTR_UIDGID", "="], "* sshc"], [["struct ssh_conn *", "actualcode", "libssh2_session_error_to_CURLE", "int", "="], "* sshc"], [["struct ssh_conn *", "actualcode", "CURLE_FAILED_INIT", "="], "* sshc"], [["struct ssh_conn *", "acceptfail", "TRUE", "="], "* sshc"], [["struct ssh_conn *", "readdir_len", "libssh2_sftp_readdir_ex", "struct ssh_conn *", "sftp_handle", "struct ssh_conn *", "readdir_filename", "PATH_MAX", "struct ssh_conn *", "readdir_longentry", "PATH_MAX", "&amp;", "struct ssh_conn *", "readdir_attrs", "="], "* sshc"], [["struct ssh_conn *", "actualcode", "CURLcode", "="], "* sshc"], [["struct ssh_conn *", "readdir_len", "libssh2_sftp_symlink_ex", "struct ssh_conn *", "sftp_session", "struct ssh_conn *", "readdir_linkPath", "curlx_uztoui", "strlen", "struct ssh_conn *", "readdir_linkPath", "struct ssh_conn *", "readdir_filename", "PATH_MAX", "LIBSSH2_SFTP_READLINK", "="], "* sshc"], [["struct ssh_conn *", "quote_attrs", "flags", "LIBSSH2_SFTP_ATTR_UIDGID", "="], "* sshc"], [["struct ssh_conn *", "acceptfail", "FALSE", "="], "* sshc"], [["struct ssh_conn *", "actualcode", "CURLcode", "="], "* sshc"], [["struct ssh_conn *", "quote_item", "struct ssh_conn *", "quote_item", "next", "="], "* sshc"], [["struct ssh_conn *", "acceptfail", "FALSE", "="], "* sshc"], [["struct ssh_conn *", "homedir", "strdup", "char [ PATH_MAX ]", "="], "* sshc"], [["struct ssh_conn *", "sftp_handle", "NULL", "="], "* sshc"], [["struct ssh_conn *", "actualcode", "CURLE_QUOTE_ERROR", "="], "* sshc"], [["struct ssh_conn *", "nextstate", "SSH_SFTP_CLOSE", "="], "* sshc"], [["struct ssh_conn *", "readdir_linkPath", "malloc", "PATH_MAX", "1", "+", "="], "* sshc"], [["struct ssh_conn *", "actualcode", "CURLE_OK", "="], "* sshc"], [["struct ssh_conn *", "orig_waitfor", "struct Curl_easy *", "req", "keepon", "="], "* sshc"], [["struct ssh_conn *", "actualcode", "CURLE_QUOTE_ERROR", "="], "* sshc"], [["struct ssh_conn *", "readdir_line", "calloc", "struct ssh_conn *", "readdir_totalLen", "1", "="], "* sshc"], [["struct ssh_conn *", "ssh_channel", "NULL", "="], "* sshc"], [["struct ssh_conn *", "kh", "NULL", "="], "* sshc"], [["struct ssh_conn *", "sftp_session", "NULL", "="], "* sshc"], [["struct ssh_conn *", "actualcode", "CURLE_OUT_OF_MEMORY", "="], "* sshc"], [["struct ssh_conn *", "actualcode", "CURLE_QUOTE_ERROR", "="], "* sshc"], [["struct ssh_conn *", "actualcode", "CURLcode", "="], "* sshc"], [["struct ssh_conn *", "actualcode", "CURLE_SSH", "="], "* sshc"], [["struct ssh_conn *", "slash_pos", "struct SSHPROTO *", "path", "1", "+", "="], "* sshc"], [["struct ssh_conn *", "authed", "FALSE", "="], "* sshc"], [["struct ssh_conn *", "slash_pos", "strchr", "struct ssh_conn *", "slash_pos", "'/'", "="], "* sshc"], [["struct ssh_conn *", "sshagent_prev_identity", "NULL", "="], "* sshc"], [["struct ssh_conn *", "readdir_longentry", "malloc", "PATH_MAX", "1", "+", "="], "* sshc"], [["struct ssh_conn *", "actualcode", "CURLE_OUT_OF_MEMORY", "="], "* sshc"], [["struct ssh_conn *", "actualcode", "CURLcode", "CURLcode", "CURLE_SSH", "="], "* sshc"], [["struct ssh_conn *", "actualcode", "CURLE_QUOTE_ERROR", "="], "* sshc"], [["struct ssh_conn *", "passphrase", "struct Curl_easy *", "set", "ssl", "key_passwd", "="], "* sshc"], [["struct ssh_conn *", "actualcode", "CURLE_QUOTE_ERROR", "="], "* sshc"], [["struct ssh_conn *", "acceptfail", "TRUE", "="], "* sshc"], [["struct ssh_conn *", "orig_waitfor", "struct Curl_easy *", "req", "keepon", "="], "* sshc"], [["struct ssh_conn *", "quote_item", "struct Curl_easy *", "set", "quote", "="], "* sshc"], [["struct ssh_conn *", "sftp_handle", "NULL", "="], "* sshc"], [["struct ssh_conn *", "authed", "TRUE", "="], "* sshc"], [["struct ssh_conn *", "actualcode", "CURLE_QUOTE_ERROR", "="], "* sshc"], [["struct ssh_conn *", "nextstate", "SSH_NO_STATE", "="], "* sshc"], [["struct ssh_conn *", "nextstate", "SSH_NO_STATE", "="], "* sshc"], [["struct ssh_conn *", "ssh_channel", "libssh2_scp_recv", "struct ssh_conn *", "ssh_session", "struct SSHPROTO *", "path", "&amp;", "sb", "="], "* sshc"], [["struct ssh_conn *", "actualcode", "CURLcode", "CURLcode", "CURLE_SSH", "="], "* sshc"], [["struct ssh_conn *", "actualcode", "CURLE_QUOTE_ERROR", "="], "* sshc"], [["struct ssh_conn *", "actualcode", "CURLcode", "="], "* sshc"], [["struct ssh_conn *", "actualcode", "CURLE_UPLOAD_FAILED", "="], "* sshc"], [["struct ssh_conn *", "actualcode", "CURLE_QUOTE_ERROR", "="], "* sshc"], [["struct ssh_conn *", "sftp_handle", "NULL", "="], "* sshc"], [["struct ssh_conn *", "authed", "TRUE", "="], "* sshc"], [["struct ssh_conn *", "actualcode", "CURLE_QUOTE_ERROR", "="], "* sshc"], [["struct ssh_conn *", "actualcode", "CURLcode", "CURLcode", "CURLE_SSH", "="], "* sshc"], [["struct ssh_conn *", "actualcode", "CURLcode", "="], "* sshc"], [["struct ssh_conn *", "actualcode", "CURLE_OUT_OF_MEMORY", "="], "* sshc"], [["struct ssh_conn *", "authlist", "libssh2_userauth_list", "struct ssh_conn *", "ssh_session", "struct connectdata *", "user", "curlx_uztoui", "strlen", "struct connectdata *", "user", "="], "* sshc"], [["struct ssh_conn *", "sftp_handle", "libssh2_sftp_open_ex", "struct ssh_conn *", "sftp_session", "struct SSHPROTO *", "path", "curlx_uztoui", "strlen", "struct SSHPROTO *", "path", "LIBSSH2_FXF_READ", "struct Curl_easy *", "set", "new_file_perms", "LIBSSH2_SFTP_OPENFILE", "="], "* sshc"], [["struct ssh_conn *", "actualcode", "CURLcode", "="], "* sshc"], [["struct ssh_conn *", "nextstate", "SSH_NO_STATE", "="], "* sshc"], [["struct ssh_conn *", "actualcode", "CURLE_OUT_OF_MEMORY", "="], "* sshc"], [["struct ssh_conn *", "actualcode", "int", "LIBSSH2_FX_OK", "&gt;=", "sftp_libssh2_error_to_CURLE", "int", "CURLE_SSH", "="], "* sshc"], [["struct ssh_conn *", "passphrase", "\"\"", "="], "* sshc"], [["struct ssh_conn *", "actualcode", "CURLcode", "="], "* sshc"], [["struct ssh_conn *", "sftp_session", "libssh2_sftp_init", "struct ssh_conn *", "ssh_session", "="], "* sshc"], [["struct ssh_conn *", "actualcode", "CURLE_LOGIN_DENIED", "="], "* sshc"], [["struct ssh_conn *", "actualcode", "CURLE_QUOTE_ERROR", "="], "* sshc"], [["struct ssh_conn *", "ssh_agent", "libssh2_agent_init", "struct ssh_conn *", "ssh_session", "="], "* sshc"], [["struct ssh_conn *", "actualcode", "CURLE_OUT_OF_MEMORY", "="], "* sshc"], [["struct ssh_conn *", "authed", "TRUE", "="], "* sshc"], [["struct ssh_conn *", "actualcode", "CURLE_FAILED_INIT", "="], "* sshc"], [["struct ssh_conn *", "actualcode", "CURLE_OUT_OF_MEMORY", "="], "* sshc"], [["struct ssh_conn *", "nextstate", "SSH_NO_STATE", "="], "* sshc"], [["struct ssh_conn *", "actualcode", "CURLcode", "="], "* sshc"], [["struct ssh_conn *", "sftp_handle", "libssh2_sftp_open_ex", "struct ssh_conn *", "sftp_session", "struct SSHPROTO *", "path", "curlx_uztoui", "strlen", "struct SSHPROTO *", "path", "0", "0", "LIBSSH2_SFTP_OPENDIR", "="], "* sshc"], [["struct ssh_conn *", "readdir_currLen", "snprintf", "struct ssh_conn *", "readdir_line", "struct ssh_conn *", "readdir_currLen", "+", "struct ssh_conn *", "readdir_totalLen", "struct ssh_conn *", "readdir_currLen", "-", "\" -&gt; %s\"", "struct ssh_conn *", "readdir_filename", "+="], "* sshc"], [["struct ssh_conn *", "authed", "TRUE", "="], "* sshc"], [["struct ssh_conn *", "ssh_channel", "NULL", "="], "* sshc"], [["struct ssh_conn *", "actualcode", "CURLcode", "="], "* sshc"], [["struct ssh_conn *", "secondCreateDirs", "1", "="], "* sshc"], [["struct ssh_conn *", "sftp_handle", "libssh2_sftp_open_ex", "struct ssh_conn *", "sftp_session", "struct SSHPROTO *", "path", "curlx_uztoui", "strlen", "struct SSHPROTO *", "path", "unsigned long", "struct Curl_easy *", "set", "new_file_perms", "LIBSSH2_SFTP_OPENFILE", "="], "* sshc"], [["struct ssh_conn *", "quote_item", "struct Curl_easy *", "set", "postquote", "="], "* sshc"], [["struct ssh_conn *", "actualcode", "CURLE_OUT_OF_MEMORY", "="], "* sshc"], [["struct ssh_conn *", "actualcode", "CURLcode", "="], "* sshc"], [["struct ssh_conn *", "actualcode", "CURLcode", "="], "* sshc"], [["struct ssh_conn *", "nextstate", "SSH_NO_STATE", "="], "* sshc"], [["struct ssh_conn *", "actualcode", "CURLcode", "="], "* sshc"], [["struct ssh_conn *", "actualcode", "libssh2_session_error_to_CURLE", "int", "="], "* sshc"], [["struct ssh_conn *", "actualcode", "CURLcode", "CURLcode", "CURLE_SSH", "="], "* sshc"], [["struct ssh_conn *", "ssh_channel", "SCP_SEND", "struct ssh_conn *", "ssh_session", "struct SSHPROTO *", "path", "struct Curl_easy *", "set", "new_file_perms", "struct Curl_easy *", "state", "infilesize", "="], "* sshc"], [["struct ssh_conn *", "actualcode", "CURLE_OUT_OF_MEMORY", "="], "* sshc"], [["struct ssh_conn *", "actualcode", "CURLE_QUOTE_ERROR", "="], "* sshc"], [["struct ssh_conn *", "sshagent_prev_identity", "NULL", "="], "* sshc"], [["struct ssh_conn *", "actualcode", "CURLE_QUOTE_ERROR", "="], "* sshc"], [["struct ssh_conn *", "sshagent_prev_identity", "struct ssh_conn *", "sshagent_identity", "="], "* sshc"], [["struct ssh_conn *", "struct ssh_conn *", "&amp;", "struct connectdata *", "proto", "struct ssh_conn *", "="], "struct ssh_conn *"], [["struct ssh_conn *", "readdir_currLen", "snprintf", "struct ssh_conn *", "readdir_line", "struct ssh_conn *", "readdir_currLen", "+", "struct ssh_conn *", "readdir_totalLen", "struct ssh_conn *", "readdir_currLen", "-", "\"\\n\"", "+="], "sshc -&gt; readdir_currLen"], [["struct ssh_conn *", "readdir_currLen", "snprintf", "struct ssh_conn *", "readdir_line", "struct ssh_conn *", "readdir_currLen", "+", "struct ssh_conn *", "readdir_totalLen", "struct ssh_conn *", "readdir_currLen", "-", "\"\\n\"", "+="], "* sshc"]]</text:p>
          </table:table-cell>
          <table:table-cell office:value-type="string" calcext:value-type="string">
            <text:p>["\"\\n\""]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++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804576", "True", "ExpressionStatement", "YY_FATAL_ERROR ( \"out of dynamic memory in cmListFileLexer_yy_scan_bytes()\" )"]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++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804576", "True", "ExpressionStatement", "YY_FATAL_ERROR ( \"out of dynamic memory in cmListFileLexer_yy_scan_bytes()\" )"]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++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804576", "True", "ExpressionStatement", "YY_FATAL_ERROR ( \"out of dynamic memory in cmListFileLexer_yy_scan_bytes()\" )"]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814988", "True", "ExpressionStatement", "YY_FATAL_ERROR ( \"out of dynamic memory in cmListFileLexer_yy_scan_bytes()\" )"]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printf ( "DASHBOARD_TEST_FROM_CTEST = %s\n" , env )</text:p>
          </table:table-cell>
          <table:table-cell office:value-type="string" calcext:value-type="string">
            <text:p>15:4:400:447</text:p>
          </table:table-cell>
          <table:table-cell office:value-type="string" calcext:value-type="string">
            <text:p>/data/download/CMake/cmake-master/cmake-master/Source/kwsys/testFail.c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char *", "getenv", "\"DASHBOARD_TEST_FROM_CTEST\"", "="], "char *"]]</text:p>
          </table:table-cell>
          <table:table-cell office:value-type="string" calcext:value-type="string">
            <text:p>["\"DASHBOARD_TEST_FROM_CTEST = %s\\n\""]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814988", "True", "ExpressionStatement", "YY_FATAL_ERROR ( \"out of dynamic memory in cmListFileLexer_yy_scan_bytes()\" )"]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s = vaprintf ( fmt_crlf , args )</text:p>
          </table:table-cell>
          <table:table-cell office:value-type="string" calcext:value-type="string">
            <text:p>185:2:5685:5713</text:p>
          </table:table-cell>
          <table:table-cell office:value-type="string" calcext:value-type="string">
            <text:p>/data/download/CMake/cmake-master/cmake-master/Utilities/cmcurl/lib/pingpong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aprintf", "\"%s\\r\\n\"", "const char *", "="], "char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814988", "True", "ExpressionStatement", "YY_FATAL_ERROR ( \"out of dynamic memory in cmListFileLexer_yy_scan_bytes()\" )"]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2"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out of dynamic memory in cmListFileLexer_yy_scan_bytes()\""]</text:p>
          </table:table-cell>
          <table:table-cell office:value-type="string" calcext:value-type="string">
            <text:p>snprintf ( output , outlen , "%s:" , label )</text:p>
          </table:table-cell>
          <table:table-cell office:value-type="string" calcext:value-type="string">
            <text:p>687:2:19735:19773</text:p>
          </table:table-cell>
          <table:table-cell office:value-type="string" calcext:value-type="string">
            <text:p>/data/download/CMake/cmake-master/cmake-master/Utilities/cmcurl/lib/vtls/vtls.c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[["char *", "malloc", "size_t", "="], "char *"], [["const char *"], "const char *"], [["size_t", "size_t", "size_t", "1", "size_t", "1", "+", "+", "+", "="], "size_t"]]</text:p>
          </table:table-cell>
          <table:table-cell office:value-type="string" calcext:value-type="string">
            <text:p>["\"%s:\""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02" meta:object-count="0"/>
    <meta:generator>LibreOffice/5.3.3.2$Linux_X86_64 LibreOffice_project/30m0$Build-2</meta:generator>
  </office:meta>
</office:document-meta>
</file>